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82000000820E7EC7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tyle:font-face style:name="Courier New1" svg:font-family="'Courier New'"/>
    <style:font-face style:name="OpenSymbol" svg:font-family="OpenSymbol"/>
    <style:font-face style:name="Tahoma1" svg:font-family="Tahoma"/>
    <style:font-face style:name="arial"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FreeSans1"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a3" style:family="table">
      <style:table-properties style:width="16.993cm" table:align="margins"/>
    </style:style>
    <style:style style:name="Tabela3.A" style:family="table-column">
      <style:table-column-properties style:column-width="16.993cm" style:rel-column-width="65535*"/>
    </style:style>
    <style:style style:name="Tabela3.A1" style:family="table-cell">
      <style:table-cell-properties fo:padding="0.097cm" fo:border="0.05pt solid #000000"/>
    </style:style>
    <style:style style:name="Tabela3.A2" style:family="table-cell">
      <style:table-cell-properties fo:padding="0.097cm" fo:border-left="0.05pt solid #000000" fo:border-right="0.05pt solid #000000" fo:border-top="none" fo:border-bottom="0.05pt solid #000000"/>
    </style:style>
    <style:style style:name="Tabela4" style:family="table">
      <style:table-properties style:width="16.993cm" table:align="margins" style:writing-mode="lr-tb"/>
    </style:style>
    <style:style style:name="Tabela4.A" style:family="table-column">
      <style:table-column-properties style:column-width="16.993cm" style:rel-column-width="65535*"/>
    </style:style>
    <style:style style:name="Tabela4.A1" style:family="table-cell">
      <style:table-cell-properties fo:padding="0cm" fo:border="0.05pt solid #000000"/>
    </style:style>
    <style:style style:name="Tabela4.A2" style:family="table-cell">
      <style:table-cell-properties fo:padding="0cm" fo:border-left="0.05pt solid #000000" fo:border-right="0.05pt solid #000000" fo:border-top="none" fo:border-bottom="0.05pt solid #000000"/>
    </style:style>
    <style:style style:name="Tabela2" style:family="table">
      <style:table-properties style:width="16.993cm" table:align="margins" style:writing-mode="lr-tb"/>
    </style:style>
    <style:style style:name="Tabela2.A" style:family="table-column">
      <style:table-column-properties style:column-width="16.993cm" style:rel-column-width="65535*"/>
    </style:style>
    <style:style style:name="Tabela2.A1" style:family="table-cell">
      <style:table-cell-properties fo:padding="0.097cm" fo:border="0.05pt solid #000000"/>
    </style:style>
    <style:style style:name="Tabela2.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snap-to-layout-grid="false"/>
    </style:style>
    <style:style style:name="P2" style:family="paragraph" style:parent-style-name="Text_20_body">
      <style:text-properties style:text-underline-style="none"/>
    </style:style>
    <style:style style:name="P3" style:family="paragraph" style:parent-style-name="Text_20_body">
      <style:text-properties style:font-name="Times New Roman" fo:font-size="12pt" style:font-size-asian="12pt" style:font-size-complex="12pt"/>
    </style:style>
    <style:style style:name="P4" style:family="paragraph" style:parent-style-name="Standard">
      <style:text-properties fo:font-variant="normal" fo:text-transform="none" fo:color="#222222" style:font-name="Times New Roman" fo:font-size="12pt" fo:letter-spacing="normal" fo:language="pt" fo:country="BR" fo:font-style="normal" fo:font-weight="normal" style:font-size-asian="12pt" style:font-size-complex="12pt"/>
    </style:style>
    <style:style style:name="P5" style:family="paragraph" style:parent-style-name="Standard">
      <style:text-properties fo:font-variant="normal" fo:text-transform="none" fo:color="#000000" style:text-line-through-style="none" style:text-line-through-type="none" style:font-name="Times New Roman" fo:font-size="12pt" fo:language="pt" fo:country="BR" fo:font-style="normal" style:text-underline-style="none" fo:font-weight="normal" style:text-blinking="false" fo:background-color="#f3f3f3" style:font-size-asian="12pt" style:font-size-complex="12pt"/>
    </style:style>
    <style:style style:name="P6" style:family="paragraph" style:parent-style-name="Standard">
      <style:text-properties fo:font-variant="normal" fo:text-transform="none" fo:color="#000000" style:text-line-through-style="none" style:text-line-through-type="none" style:font-name="Times New Roman" fo:font-size="12pt" fo:language="pt" fo:country="BR" fo:font-style="normal" style:text-underline-style="none" fo:font-weight="bold" style:text-blinking="false" fo:background-color="transparent" style:font-size-asian="12pt" style:font-size-complex="12pt"/>
    </style:style>
    <style:style style:name="P7" style:family="paragraph" style:parent-style-name="Standard">
      <style:text-properties style:font-name="Courier New" fo:font-size="12pt" fo:language="pt" fo:country="BR" style:font-size-asian="12pt" style:font-size-complex="12pt"/>
    </style:style>
    <style:style style:name="P8" style:family="paragraph" style:parent-style-name="Standard">
      <style:text-properties style:font-name="Courier New" fo:language="pt" fo:country="BR"/>
    </style:style>
    <style:style style:name="P9" style:family="paragraph" style:parent-style-name="Standard">
      <style:text-properties fo:language="pt" fo:country="BR"/>
    </style:style>
    <style:style style:name="P10" style:family="paragraph" style:parent-style-name="Standard">
      <style:paragraph-properties fo:text-align="justify" style:justify-single-word="false"/>
      <style:text-properties fo:language="pt" fo:country="BR"/>
    </style:style>
    <style:style style:name="P11" style:family="paragraph" style:parent-style-name="Standard">
      <style:paragraph-properties fo:text-align="justify" style:justify-single-word="false"/>
      <style:text-properties style:font-name="Times New Roman" fo:font-size="12pt" fo:language="pt" fo:country="BR" style:font-size-asian="12pt" style:font-size-complex="12pt"/>
    </style:style>
    <style:style style:name="P12" style:family="paragraph" style:parent-style-name="Standard">
      <style:text-properties fo:color="#000000" style:font-name="Courier New" fo:font-size="12pt" fo:language="pt" fo:country="BR" style:font-size-asian="12pt" style:font-size-complex="12pt"/>
    </style:style>
    <style:style style:name="P13" style:family="paragraph" style:parent-style-name="Standard">
      <style:paragraph-properties fo:margin-left="0cm" fo:margin-right="0.635cm" fo:text-indent="0cm" style:auto-text-indent="false" style:snap-to-layout-grid="false"/>
      <style:text-properties fo:font-size="10pt" fo:language="pt" fo:country="BR" style:font-size-asian="10pt" style:font-size-complex="10pt"/>
    </style:style>
    <style:style style:name="P14" style:family="paragraph" style:parent-style-name="Standard">
      <style:paragraph-properties fo:margin-left="0cm" fo:margin-right="0cm" fo:widows="1" fo:text-indent="0cm" style:auto-text-indent="false"/>
      <style:text-properties fo:font-variant="normal" fo:text-transform="none" fo:color="#222222" style:font-name="Courier New" fo:font-size="12pt" fo:letter-spacing="normal" fo:language="pt" fo:country="BR" fo:font-style="normal" fo:font-weight="normal" style:font-size-asian="12pt" style:font-size-complex="12pt"/>
    </style:style>
    <style:style style:name="P15" style:family="paragraph" style:parent-style-name="Standard">
      <style:paragraph-properties fo:margin-left="0cm" fo:margin-right="0cm" fo:widows="1" fo:text-indent="0cm" style:auto-text-indent="false"/>
      <style:text-properties fo:font-variant="normal" fo:text-transform="none" fo:color="#222222" style:font-name="Times New Roman" fo:font-size="12pt" fo:letter-spacing="normal" fo:language="pt" fo:country="BR" fo:font-style="normal" fo:font-weight="normal" style:font-size-asian="12pt" style:font-size-complex="12pt"/>
    </style:style>
    <style:style style:name="P16" style:family="paragraph" style:parent-style-name="Standard">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etter-spacing="normal" fo:language="pt" fo:country="BR" fo:font-style="normal" style:text-underline-style="none" fo:font-weight="normal" style:text-blinking="false" fo:background-color="transparent" style:font-size-asian="12pt" style:font-size-complex="12pt"/>
    </style:style>
    <style:style style:name="P17" style:family="paragraph" style:parent-style-name="Standard">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9pt" fo:letter-spacing="normal" fo:language="pt" fo:country="BR" fo:font-style="normal" style:text-underline-style="none" fo:font-weight="normal" style:text-blinking="false" fo:background-color="transparent" style:font-size-asian="12pt" style:font-size-complex="12pt"/>
    </style:style>
    <style:style style:name="P18" style:family="paragraph" style:parent-style-name="Text_20_body">
      <style:text-properties fo:color="#0000ff" fo:language="pt" fo:country="BR"/>
    </style:style>
    <style:style style:name="P19" style:family="paragraph" style:parent-style-name="Text_20_body">
      <style:text-properties fo:language="pt" fo:country="BR"/>
    </style:style>
    <style:style style:name="P20" style:family="paragraph" style:parent-style-name="Text_20_body">
      <style:text-properties fo:language="pt" fo:country="BR" style:text-underline-style="none"/>
    </style:style>
    <style:style style:name="P21" style:family="paragraph" style:parent-style-name="Text_20_body">
      <style:paragraph-properties fo:text-align="justify" style:justify-single-word="false"/>
      <style:text-properties fo:language="pt" fo:country="BR" style:text-underline-style="none"/>
    </style:style>
    <style:style style:name="P22" style:family="paragraph" style:parent-style-name="Text_20_body">
      <style:text-properties fo:language="pt" fo:country="BR" fo:font-weight="normal"/>
    </style:style>
    <style:style style:name="P23" style:family="paragraph" style:parent-style-name="Text_20_body">
      <style:paragraph-properties fo:text-align="justify" style:justify-single-word="false"/>
      <style:text-properties fo:language="pt" fo:country="BR"/>
    </style:style>
    <style:style style:name="P24" style:family="paragraph" style:parent-style-name="Text_20_body">
      <style:text-properties fo:font-size="12pt" fo:language="pt" fo:country="BR" style:text-underline-style="none" fo:font-weight="normal" style:font-size-asian="12pt" style:font-weight-asian="normal" style:font-size-complex="12pt" style:font-weight-complex="normal"/>
    </style:style>
    <style:style style:name="P25" style:family="paragraph" style:parent-style-name="Text_20_body">
      <style:text-properties style:font-name="Courier New" fo:font-size="12pt" fo:language="pt" fo:country="BR" style:font-size-asian="12pt" style:font-size-complex="12pt"/>
    </style:style>
    <style:style style:name="P26" style:family="paragraph" style:parent-style-name="Text_20_body">
      <style:text-properties style:font-name="Courier New" fo:font-size="12pt" fo:language="pt" fo:country="BR" style:text-underline-style="none" style:font-size-asian="12pt" style:font-size-complex="12pt"/>
    </style:style>
    <style:style style:name="P27" style:family="paragraph" style:parent-style-name="Text_20_body">
      <style:text-properties style:font-name="Courier New" fo:language="pt" fo:country="BR"/>
    </style:style>
    <style:style style:name="P28" style:family="paragraph" style:parent-style-name="Text_20_body">
      <style:text-properties style:font-name="Arial" fo:font-size="14pt" fo:language="pt" fo:country="BR" fo:font-style="italic" fo:font-weight="bold" style:font-size-asian="14pt" style:font-style-asian="italic" style:font-weight-asian="bold" style:font-size-complex="14pt" style:font-style-complex="italic" style:font-weight-complex="bold"/>
    </style:style>
    <style:style style:name="P29" style:family="paragraph" style:parent-style-name="Text_20_body">
      <style:text-properties fo:font-variant="normal" fo:text-transform="none" fo:color="#222222" style:text-line-through-style="none" style:text-line-through-type="none" style:font-name="Courier New" fo:font-size="12pt" fo:language="pt" fo:country="BR"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30" style:family="paragraph" style:parent-style-name="Text_20_body">
      <style:text-properties fo:font-variant="normal" fo:text-transform="none" fo:color="#000000" style:font-name="Courier New" fo:font-size="12pt" fo:letter-spacing="normal" fo:language="pt" fo:country="BR" fo:font-style="normal" fo:font-weight="normal" style:font-size-asian="12pt" style:font-weight-asian="normal" style:font-size-complex="12pt" style:font-weight-complex="normal"/>
    </style:style>
    <style:style style:name="P31" style:family="paragraph" style:parent-style-name="Text_20_body">
      <style:text-properties fo:font-variant="normal" fo:text-transform="none" fo:color="#000000" style:font-name="Courier New" fo:font-size="12pt" fo:letter-spacing="normal" fo:language="pt" fo:country="BR" fo:font-style="normal" fo:font-weight="normal" style:font-size-asian="12pt" style:font-size-complex="12pt"/>
    </style:style>
    <style:style style:name="P32" style:family="paragraph" style:parent-style-name="Text_20_body">
      <style:paragraph-properties fo:text-align="justify" style:justify-single-word="false"/>
      <style:text-properties fo:font-variant="normal" fo:text-transform="none" fo:color="#000000" style:font-name="Times New Roman" fo:font-size="12pt" fo:letter-spacing="normal" fo:language="pt" fo:country="BR" fo:font-style="normal" fo:font-weight="normal" style:font-size-asian="12pt" style:font-size-complex="12pt"/>
    </style:style>
    <style:style style:name="P33" style:family="paragraph" style:parent-style-name="Text_20_body">
      <style:text-properties fo:font-variant="normal" fo:text-transform="none" fo:color="#000000" style:text-line-through-style="none" style:text-line-through-type="none" style:font-name="Times New Roman" fo:font-size="12pt" fo:language="pt" fo:country="BR" fo:font-style="normal" style:text-underline-style="none" fo:font-weight="bold" style:text-blinking="false" fo:background-color="transparent" style:font-size-asian="12pt" style:font-size-complex="12pt"/>
    </style:style>
    <style:style style:name="P34" style:family="paragraph" style:parent-style-name="Text_20_body">
      <style:text-properties fo:font-variant="normal" fo:text-transform="none" fo:color="#000000" style:text-line-through-style="none" style:text-line-through-type="none" style:font-name="Times New Roman" fo:font-size="12pt" fo:language="pt" fo:country="BR" fo:font-style="normal" style:text-underline-style="none" fo:font-weight="bold" style:text-blinking="false" fo:background-color="transparent" style:font-size-asian="12pt" style:font-style-asian="italic" style:font-weight-asian="bold" style:font-size-complex="12pt" style:font-style-complex="italic" style:font-weight-complex="bold"/>
    </style:style>
    <style:style style:name="P35" style:family="paragraph" style:parent-style-name="Text_20_body">
      <style:text-properties style:font-name="Times New Roman" fo:font-size="12pt" fo:language="pt" fo:country="BR" style:font-size-asian="12pt" style:font-size-complex="12pt"/>
    </style:style>
    <style:style style:name="P36" style:family="paragraph" style:parent-style-name="Text_20_body">
      <style:paragraph-properties fo:text-align="justify" style:justify-single-word="false"/>
      <style:text-properties style:font-name="Times New Roman" fo:font-size="12pt" fo:language="pt" fo:country="BR" style:font-size-asian="12pt" style:font-size-complex="12pt"/>
    </style:style>
    <style:style style:name="P37" style:family="paragraph" style:parent-style-name="Text_20_body">
      <style:text-properties style:font-name="Times New Roman" fo:font-size="12pt" fo:language="pt" fo:country="BR" fo:font-weight="normal" style:font-size-asian="12pt" style:font-size-complex="12pt"/>
    </style:style>
    <style:style style:name="P38" style:family="paragraph" style:parent-style-name="Text_20_body">
      <style:text-properties style:font-name="Times New Roman" fo:language="pt" fo:country="BR"/>
    </style:style>
    <style:style style:name="P39" style:family="paragraph" style:parent-style-name="Text_20_body">
      <style:paragraph-properties fo:text-align="justify" style:justify-single-word="false"/>
      <style:text-properties style:font-name="Times New Roman" fo:language="pt" fo:country="BR"/>
    </style:style>
    <style:style style:name="P40" style:family="paragraph" style:parent-style-name="Text_20_body">
      <style:paragraph-properties fo:margin-left="0cm" fo:margin-right="0cm" style:line-height-at-least="0.423cm" fo:orphans="0" fo:widows="0" fo:text-indent="0cm" style:auto-text-indent="false" style:writing-mode="lr-tb"/>
      <style:text-properties fo:font-size="10pt" fo:language="pt" fo:country="BR" style:font-size-asian="10pt" style:font-size-complex="10pt"/>
    </style:style>
    <style:style style:name="P4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2pt" fo:language="pt" fo:country="BR" fo:font-style="normal" style:text-underline-style="none" fo:font-weight="normal" style:text-blinking="false" fo:background-color="transparent"/>
    </style:style>
    <style:style style:name="P4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pt" fo:country="BR" fo:font-style="normal" style:text-underline-style="none" fo:font-weight="normal" style:text-blinking="false" fo:background-color="transparent"/>
    </style:style>
    <style:style style:name="P4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2pt" fo:language="pt" fo:country="BR" fo:font-style="normal" style:text-underline-style="none" fo:font-weight="normal" style:text-blinking="false" fo:background-color="transparent" style:font-size-asian="12pt" style:font-size-complex="12pt"/>
    </style:style>
    <style:style style:name="P44"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2pt" fo:language="pt" fo:country="BR" fo:font-style="normal" style:text-underline-style="none" fo:font-weight="normal" style:text-blinking="false" fo:background-color="transparent" style:font-size-asian="12pt" style:font-size-complex="12pt"/>
    </style:style>
    <style:style style:name="P4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pt" fo:country="BR" fo:font-style="normal" style:text-underline-style="none" fo:font-weight="normal" style:text-blinking="false" fo:background-color="transparent" style:font-size-asian="12pt" style:font-size-complex="12pt"/>
    </style:style>
    <style:style style:name="P4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pt" fo:country="BR" fo:font-style="normal" style:text-underline-style="none" fo:font-weight="normal" style:text-blinking="false" fo:background-color="transparent" style:font-size-asian="12pt" style:font-size-complex="12pt"/>
    </style:style>
    <style:style style:name="P47"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pt" fo:country="BR" fo:font-style="normal" style:text-underline-style="none" fo:font-weight="normal" style:text-blinking="false" fo:background-color="transparent" style:font-size-asian="12pt" style:font-size-complex="12pt"/>
    </style:style>
    <style:style style:name="P4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2pt" fo:language="pt" fo:country="BR" fo:font-style="normal" style:text-underline-style="none" fo:font-weight="bold" style:text-blinking="false" fo:background-color="transparent" style:font-size-asian="12pt" style:font-size-complex="12pt"/>
    </style:style>
    <style:style style:name="P4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2pt" fo:language="pt" fo:country="BR" fo:font-style="normal" style:text-underline-style="none" fo:font-weight="bold" style:text-blinking="false" fo:background-color="transparent" style:font-size-asian="12pt" style:font-weight-asian="bold" style:font-size-complex="12pt" style:font-weight-complex="bold"/>
    </style:style>
    <style:style style:name="P5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language="pt" fo:country="BR" style:text-underline-style="none" style:text-blinking="false" fo:background-color="transparent"/>
    </style:style>
    <style:style style:name="P5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language="pt" fo:country="BR" fo:font-style="normal" style:text-underline-style="none" fo:font-weight="normal" style:text-blinking="false" fo:background-color="#ffffff" style:font-size-asian="12pt" style:font-size-complex="12pt"/>
    </style:style>
    <style:style style:name="P5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language="pt" fo:country="BR" fo:font-style="normal" style:text-underline-style="none" fo:font-weight="normal" style:text-blinking="false" fo:background-color="transparent"/>
    </style:style>
    <style:style style:name="P5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language="pt" fo:country="BR" fo:font-style="normal" style:text-underline-style="none" fo:font-weight="normal" style:text-blinking="false" fo:background-color="transparent" style:font-size-asian="12pt" style:font-size-complex="12pt"/>
    </style:style>
    <style:style style:name="P54" style:family="paragraph" style:parent-style-name="Text_20_body">
      <style:paragraph-properties fo:margin-top="0cm" fo:margin-bottom="0cm" loext:contextual-spacing="false" fo:line-height="138%" style:writing-mode="lr-tb"/>
      <style:text-properties fo:font-variant="normal" fo:text-transform="none" fo:color="#222222" style:text-line-through-style="none" style:text-line-through-type="none" style:font-name="Courier New" fo:font-size="12pt" fo:letter-spacing="normal" fo:language="pt" fo:country="BR" fo:font-style="normal" style:text-underline-style="none" fo:font-weight="normal" style:text-blinking="false" fo:background-color="transparent" style:font-size-asian="12pt" style:font-size-complex="12pt"/>
    </style:style>
    <style:style style:name="P55" style:family="paragraph" style:parent-style-name="Text_20_body">
      <style:paragraph-properties fo:margin-top="0cm" fo:margin-bottom="0cm" loext:contextual-spacing="false" fo:line-height="138%" style:writing-mode="lr-tb"/>
      <style:text-properties fo:font-variant="normal" fo:text-transform="none" fo:color="#222222" style:text-line-through-style="none" style:text-line-through-type="none" style:font-name="Courier New" fo:font-size="12pt" fo:language="pt" fo:country="BR" fo:font-style="normal" style:text-underline-style="none" fo:font-weight="normal" style:text-blinking="false" fo:background-color="#ffffff" style:font-size-asian="12pt" style:font-size-complex="12pt"/>
    </style:style>
    <style:style style:name="P56" style:family="paragraph" style:parent-style-name="Text_20_body" style:list-style-name="L2">
      <loext:graphic-properties draw:fill="solid" draw:fill-color="#ffffff"/>
      <style:paragraph-properties fo:margin-top="0cm" fo:margin-bottom="0cm" loext:contextual-spacing="false" fo:line-height="138%" fo:background-color="#ffffff" style:writing-mode="lr-tb">
        <style:background-image/>
      </style:paragraph-properties>
      <style:text-properties fo:font-variant="normal" fo:text-transform="none" fo:color="#222222" style:text-line-through-style="none" style:text-line-through-type="none" style:font-name="Courier New" fo:font-size="12pt" fo:language="pt" fo:country="BR" fo:font-style="normal" style:text-underline-style="none" fo:font-weight="normal" style:text-blinking="false" fo:background-color="#ffffff" style:font-size-asian="12pt" style:font-size-complex="12pt"/>
    </style:style>
    <style:style style:name="P57" style:family="paragraph" style:parent-style-name="Text_20_body" style:list-style-name="L3">
      <loext:graphic-properties draw:fill="solid" draw:fill-color="#ffffff"/>
      <style:paragraph-properties fo:margin-top="0cm" fo:margin-bottom="0cm" loext:contextual-spacing="false" fo:line-height="138%" fo:background-color="#ffffff" style:writing-mode="lr-tb">
        <style:background-image/>
      </style:paragraph-properties>
      <style:text-properties fo:font-variant="normal" fo:text-transform="none" fo:color="#222222" style:text-line-through-style="none" style:text-line-through-type="none" style:font-name="Courier New" fo:font-size="12pt" fo:language="pt" fo:country="BR" fo:font-style="normal" style:text-underline-style="none" fo:font-weight="normal" style:text-blinking="false" fo:background-color="#ffffff" style:font-size-asian="12pt" style:font-size-complex="12pt"/>
    </style:style>
    <style:style style:name="P58" style:family="paragraph" style:parent-style-name="Text_20_body" style:list-style-name="L4">
      <loext:graphic-properties draw:fill="solid" draw:fill-color="#ffffff"/>
      <style:paragraph-properties fo:margin-top="0cm" fo:margin-bottom="0cm" loext:contextual-spacing="false" fo:line-height="138%" fo:background-color="#ffffff" style:writing-mode="lr-tb">
        <style:background-image/>
      </style:paragraph-properties>
      <style:text-properties fo:font-variant="normal" fo:text-transform="none" fo:color="#222222" style:text-line-through-style="none" style:text-line-through-type="none" style:font-name="Courier New" fo:font-size="12pt" fo:language="pt" fo:country="BR" fo:font-style="normal" style:text-underline-style="none" fo:font-weight="normal" style:text-blinking="false" fo:background-color="#ffffff" style:font-size-asian="12pt" style:font-size-complex="12pt"/>
    </style:style>
    <style:style style:name="P59" style:family="paragraph" style:parent-style-name="Text_20_body" style:list-style-name="L5">
      <loext:graphic-properties draw:fill="solid" draw:fill-color="#ffffff"/>
      <style:paragraph-properties fo:margin-top="0cm" fo:margin-bottom="0cm" loext:contextual-spacing="false" fo:line-height="138%" fo:background-color="#ffffff" style:writing-mode="lr-tb">
        <style:background-image/>
      </style:paragraph-properties>
      <style:text-properties fo:font-variant="normal" fo:text-transform="none" fo:color="#222222" style:text-line-through-style="none" style:text-line-through-type="none" style:font-name="Courier New" fo:font-size="12pt" fo:language="pt" fo:country="BR" fo:font-style="normal" style:text-underline-style="none" fo:font-weight="normal" style:text-blinking="false" fo:background-color="#ffffff" style:font-size-asian="12pt" style:font-size-complex="12pt"/>
    </style:style>
    <style:style style:name="P6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222222" style:text-line-through-style="none" style:text-line-through-type="none" style:font-name="Courier New" fo:font-size="12pt" fo:language="pt" fo:country="BR" fo:font-style="normal" style:text-underline-style="none" fo:font-weight="normal" style:text-blinking="false" fo:background-color="#ffffff" style:font-size-asian="12pt" style:font-size-complex="12pt"/>
    </style:style>
    <style:style style:name="P61" style:family="paragraph" style:parent-style-name="Text_20_body" style:list-style-name="L6">
      <loext:graphic-properties draw:fill="solid" draw:fill-color="#ffffff"/>
      <style:paragraph-properties fo:margin-top="0cm" fo:margin-bottom="0cm" loext:contextual-spacing="false" fo:line-height="138%" fo:background-color="#ffffff" style:writing-mode="lr-tb">
        <style:background-image/>
      </style:paragraph-properties>
      <style:text-properties fo:font-variant="normal" fo:text-transform="none" fo:color="#222222" style:text-line-through-style="none" style:text-line-through-type="none" style:font-name="Courier New" fo:font-size="12pt" fo:language="pt" fo:country="BR" fo:font-style="normal" style:text-underline-style="none" fo:font-weight="normal" style:text-blinking="false" fo:background-color="#ffffff" style:font-size-asian="12pt" style:font-size-complex="12pt"/>
    </style:style>
    <style:style style:name="P62" style:family="paragraph" style:parent-style-name="Text_20_body" style:list-style-name="L7">
      <loext:graphic-properties draw:fill="solid" draw:fill-color="#ffffff"/>
      <style:paragraph-properties fo:margin-top="0cm" fo:margin-bottom="0cm" loext:contextual-spacing="false" fo:line-height="138%" fo:background-color="#ffffff" style:writing-mode="lr-tb">
        <style:background-image/>
      </style:paragraph-properties>
      <style:text-properties fo:font-variant="normal" fo:text-transform="none" fo:color="#222222" style:text-line-through-style="none" style:text-line-through-type="none" style:font-name="Courier New" fo:font-size="12pt" fo:language="pt" fo:country="BR" fo:font-style="normal" style:text-underline-style="none" fo:font-weight="normal" style:text-blinking="false" fo:background-color="#ffffff" style:font-size-asian="12pt" style:font-size-complex="12pt"/>
    </style:style>
    <style:style style:name="P63" style:family="paragraph" style:parent-style-name="Text_20_body" style:list-style-name="L8">
      <loext:graphic-properties draw:fill="solid" draw:fill-color="#ffffff"/>
      <style:paragraph-properties fo:margin-top="0cm" fo:margin-bottom="0cm" loext:contextual-spacing="false" fo:line-height="138%" fo:background-color="#ffffff" style:writing-mode="lr-tb">
        <style:background-image/>
      </style:paragraph-properties>
      <style:text-properties fo:font-variant="normal" fo:text-transform="none" fo:color="#222222" style:text-line-through-style="none" style:text-line-through-type="none" style:font-name="Courier New" fo:font-size="12pt" fo:language="pt" fo:country="BR" fo:font-style="normal" style:text-underline-style="none" fo:font-weight="normal" style:text-blinking="false" fo:background-color="#ffffff" style:font-size-asian="12pt" style:font-size-complex="12pt"/>
    </style:style>
    <style:style style:name="P64" style:family="paragraph" style:parent-style-name="Text_20_body" style:list-style-name="L9">
      <loext:graphic-properties draw:fill="solid" draw:fill-color="#ffffff"/>
      <style:paragraph-properties fo:margin-top="0cm" fo:margin-bottom="0cm" loext:contextual-spacing="false" fo:line-height="138%" fo:background-color="#ffffff" style:writing-mode="lr-tb">
        <style:background-image/>
      </style:paragraph-properties>
      <style:text-properties fo:font-variant="normal" fo:text-transform="none" fo:color="#222222" style:text-line-through-style="none" style:text-line-through-type="none" style:font-name="Courier New" fo:font-size="12pt" fo:language="pt" fo:country="BR" fo:font-style="normal" style:text-underline-style="none" fo:font-weight="normal" style:text-blinking="false" fo:background-color="#ffffff" style:font-size-asian="12pt" style:font-size-complex="12pt"/>
    </style:style>
    <style:style style:name="P65" style:family="paragraph" style:parent-style-name="Text_20_body" style:list-style-name="L10">
      <loext:graphic-properties draw:fill="solid" draw:fill-color="#ffffff"/>
      <style:paragraph-properties fo:margin-top="0cm" fo:margin-bottom="0cm" loext:contextual-spacing="false" fo:line-height="138%" fo:background-color="#ffffff" style:writing-mode="lr-tb">
        <style:background-image/>
      </style:paragraph-properties>
      <style:text-properties fo:font-variant="normal" fo:text-transform="none" fo:color="#222222" style:text-line-through-style="none" style:text-line-through-type="none" style:font-name="Courier New" fo:font-size="12pt" fo:language="pt" fo:country="BR" fo:font-style="normal" style:text-underline-style="none" fo:font-weight="normal" style:text-blinking="false" fo:background-color="#ffffff" style:font-size-asian="12pt" style:font-size-complex="12pt"/>
    </style:style>
    <style:style style:name="P66" style:family="paragraph" style:parent-style-name="Text_20_body" style:list-style-name="L11">
      <loext:graphic-properties draw:fill="solid" draw:fill-color="#ffffff"/>
      <style:paragraph-properties fo:margin-top="0cm" fo:margin-bottom="0cm" loext:contextual-spacing="false" fo:line-height="138%" fo:background-color="#ffffff" style:writing-mode="lr-tb">
        <style:background-image/>
      </style:paragraph-properties>
      <style:text-properties fo:font-variant="normal" fo:text-transform="none" fo:color="#222222" style:text-line-through-style="none" style:text-line-through-type="none" style:font-name="Courier New" fo:font-size="12pt" fo:language="pt" fo:country="BR" fo:font-style="normal" style:text-underline-style="none" fo:font-weight="normal" style:text-blinking="false" fo:background-color="#ffffff" style:font-size-asian="12pt" style:font-size-complex="12pt"/>
    </style:style>
    <style:style style:name="P67" style:family="paragraph" style:parent-style-name="Text_20_body" style:list-style-name="L2">
      <loext:graphic-properties draw:fill="solid" draw:fill-color="#ffffff"/>
      <style:paragraph-properties fo:margin-top="0cm" fo:margin-bottom="0cm" loext:contextual-spacing="false" fo:line-height="138%" fo:background-color="#ffffff" style:writing-mode="lr-tb">
        <style:background-image/>
      </style:paragraph-properties>
      <style:text-properties fo:font-variant="normal" fo:text-transform="none" fo:color="#222222" style:text-line-through-style="none" style:text-line-through-type="none" style:font-name="Courier New" fo:font-size="12pt" fo:language="pt" fo:country="BR" fo:font-style="normal" style:text-underline-style="none" fo:font-weight="normal" style:text-blinking="false" style:font-size-asian="12pt" style:font-size-complex="12pt"/>
    </style:style>
    <style:style style:name="P68" style:family="paragraph" style:parent-style-name="Text_20_body">
      <style:paragraph-properties fo:margin-top="0cm" fo:margin-bottom="0cm" loext:contextual-spacing="false" fo:line-height="138%" style:writing-mode="lr-tb"/>
      <style:text-properties fo:font-variant="normal" fo:text-transform="none" fo:color="#222222" style:text-line-through-style="none" style:text-line-through-type="none" style:font-name="Arial1" fo:font-size="11.25pt" fo:language="pt" fo:country="BR" fo:font-style="normal" style:text-underline-style="none" fo:font-weight="normal" style:text-blinking="false" fo:background-color="#ffffff"/>
    </style:style>
    <style:style style:name="P69" style:family="paragraph" style:parent-style-name="Text_20_body">
      <style:paragraph-properties fo:margin-top="0cm" fo:margin-bottom="0cm" loext:contextual-spacing="false" fo:line-height="138%" style:writing-mode="lr-tb"/>
      <style:text-properties fo:font-variant="normal" fo:text-transform="none" fo:color="#222222" style:text-line-through-style="none" style:text-line-through-type="none" style:font-name="Times New Roman" fo:font-size="12pt" fo:language="pt" fo:country="BR" fo:font-style="normal" style:text-underline-style="none" fo:font-weight="normal" style:text-blinking="false" fo:background-color="#ffffff" style:font-size-asian="12pt" style:font-size-complex="12pt"/>
    </style:style>
    <style:style style:name="P7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222222" style:text-line-through-style="none" style:text-line-through-type="none" style:font-name="Times New Roman" fo:font-size="12pt" fo:language="pt" fo:country="BR" fo:font-style="normal" style:text-underline-style="none" fo:font-weight="normal" style:text-blinking="false" fo:background-color="#ffffff" style:font-size-asian="12pt" style:font-size-complex="12pt"/>
    </style:style>
    <style:style style:name="P7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22222" style:text-line-through-style="none" style:text-line-through-type="none" style:font-name="Times New Roman" fo:font-size="12pt" fo:language="pt" fo:country="BR" fo:font-style="normal" style:text-underline-style="none" fo:font-weight="normal" style:text-blinking="false" fo:background-color="#ffffff" style:font-size-asian="12pt" style:font-size-complex="12pt"/>
    </style:style>
    <style:style style:name="P72" style:family="paragraph" style:parent-style-name="Text_20_body">
      <style:paragraph-properties fo:margin-top="0cm" fo:margin-bottom="0cm" loext:contextual-spacing="false" fo:line-height="138%" style:writing-mode="lr-tb"/>
      <style:text-properties fo:font-variant="normal" fo:text-transform="none" fo:color="#222222" style:text-line-through-style="none" style:text-line-through-type="none" style:font-name="Times New Roman" fo:font-size="12pt" fo:language="pt" fo:country="BR" fo:font-style="normal" style:text-underline-style="none" fo:font-weight="bold" style:text-blinking="false" fo:background-color="#ffffff" style:font-size-asian="12pt" style:font-size-complex="12pt"/>
    </style:style>
    <style:style style:name="P73" style:family="paragraph" style:parent-style-name="Text_20_body">
      <style:paragraph-properties fo:margin-top="0cm" fo:margin-bottom="0cm" loext:contextual-spacing="false" fo:line-height="138%" style:writing-mode="lr-tb"/>
      <style:text-properties fo:font-variant="normal" fo:text-transform="none" fo:color="#222222" style:text-line-through-style="none" style:text-line-through-type="none" style:font-name="Times New Roman" fo:font-size="12pt" fo:letter-spacing="normal" fo:language="pt" fo:country="BR" fo:font-style="normal" style:text-underline-style="none" fo:font-weight="normal" style:text-blinking="false" fo:background-color="#ffffff" style:font-size-asian="12pt" style:font-size-complex="12pt"/>
    </style:style>
    <style:style style:name="P74" style:family="paragraph" style:parent-style-name="Text_20_body">
      <style:paragraph-properties fo:margin-top="0cm" fo:margin-bottom="0cm" loext:contextual-spacing="false" fo:line-height="138%" style:writing-mode="lr-tb"/>
      <style:text-properties fo:font-variant="normal" fo:text-transform="none" fo:color="#222222" style:font-name="Times New Roman" fo:font-size="12pt" fo:letter-spacing="normal" fo:language="pt" fo:country="BR" fo:font-style="normal" fo:font-weight="normal" style:font-size-asian="12pt" style:font-weight-asian="normal" style:font-size-complex="12pt" style:font-weight-complex="normal"/>
    </style:style>
    <style:style style:name="P75" style:family="paragraph" style:parent-style-name="Text_20_body">
      <style:paragraph-properties fo:margin-top="0cm" fo:margin-bottom="0cm" loext:contextual-spacing="false" fo:line-height="138%" fo:text-align="justify" style:justify-single-word="false" style:writing-mode="lr-tb"/>
      <style:text-properties style:font-name="Times New Roman" fo:font-size="12pt" fo:language="pt" fo:country="BR" fo:font-weight="normal" style:font-size-asian="12pt" style:font-size-complex="12pt"/>
    </style:style>
    <style:style style:name="P76"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pt" fo:country="BR" fo:font-weight="normal"/>
    </style:style>
    <style:style style:name="P77" style:family="paragraph" style:parent-style-name="Text_20_body">
      <style:paragraph-properties fo:margin-top="0cm" fo:margin-bottom="0cm" loext:contextual-spacing="false" fo:line-height="138%" style:writing-mode="lr-tb"/>
      <style:text-properties fo:language="pt" fo:country="BR" style:text-underline-style="none"/>
    </style:style>
    <style:style style:name="P78" style:family="paragraph" style:parent-style-name="Text_20_body">
      <style:paragraph-properties fo:margin-top="0cm" fo:margin-bottom="0cm" loext:contextual-spacing="false" fo:line-height="138%" style:writing-mode="lr-tb"/>
      <style:text-properties fo:language="pt" fo:country="BR"/>
    </style:style>
    <style:style style:name="P79" style:family="paragraph" style:parent-style-name="Text_20_body">
      <style:paragraph-properties fo:margin-top="0cm" fo:margin-bottom="0cm" loext:contextual-spacing="false" fo:line-height="138%" style:writing-mode="lr-tb"/>
      <style:text-properties style:font-name="Courier New" fo:font-size="12pt" fo:language="pt" fo:country="BR" style:font-size-asian="12pt" style:font-size-complex="12pt"/>
    </style:style>
    <style:style style:name="P80" style:family="paragraph" style:parent-style-name="Text_20_body">
      <style:paragraph-properties fo:margin-top="0cm" fo:margin-bottom="0cm" loext:contextual-spacing="false" fo:line-height="138%" fo:text-align="justify" style:justify-single-word="false" style:writing-mode="lr-tb"/>
    </style:style>
    <style:style style:name="P81" style:family="paragraph" style:parent-style-name="Text_20_body">
      <style:paragraph-properties fo:margin-left="0.388cm" fo:margin-right="0.388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1.25pt" fo:language="pt" fo:country="BR" fo:font-style="normal" style:text-underline-style="none" fo:font-weight="normal" style:text-blinking="false" fo:background-color="#ffffff"/>
    </style:style>
    <style:style style:name="P82" style:family="paragraph" style:parent-style-name="Text_20_body">
      <style:paragraph-properties fo:margin-left="0.388cm" fo:margin-right="0.388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Courier New" fo:font-size="12pt" fo:language="pt" fo:country="BR" fo:font-style="normal" style:text-underline-style="none" fo:font-weight="normal" style:text-blinking="false" fo:background-color="#ffffff" style:font-size-asian="12pt" style:font-size-complex="12pt"/>
    </style:style>
    <style:style style:name="P83" style:family="paragraph" style:parent-style-name="Header">
      <style:text-properties fo:language="pt" fo:country="BR"/>
    </style:style>
    <style:style style:name="P84" style:family="paragraph" style:parent-style-name="Heading_20_1">
      <style:paragraph-properties fo:text-align="center" style:justify-single-word="false"/>
      <style:text-properties fo:language="pt" fo:country="BR"/>
    </style:style>
    <style:style style:name="P85" style:family="paragraph" style:parent-style-name="Table_20_Contents">
      <style:text-properties fo:color="#4c4c4c" fo:font-size="32pt" fo:language="pt" fo:country="BR" style:font-size-asian="28pt" style:font-size-complex="32pt"/>
    </style:style>
    <style:style style:name="P86" style:family="paragraph" style:parent-style-name="Table_20_Contents">
      <style:text-properties fo:color="#4c4c4c" fo:font-size="10pt" fo:language="pt" fo:country="BR" style:font-size-asian="10pt" style:font-size-complex="10pt"/>
    </style:style>
    <style:style style:name="P87" style:family="paragraph" style:parent-style-name="Table_20_Contents">
      <style:paragraph-properties fo:text-align="center" style:justify-single-word="false"/>
      <style:text-properties fo:color="#4c4c4c" fo:font-size="10pt" fo:language="pt" fo:country="BR" style:font-size-asian="10pt" style:font-size-complex="10pt"/>
    </style:style>
    <style:style style:name="P88" style:family="paragraph" style:parent-style-name="Table_20_Contents">
      <style:text-properties fo:language="pt" fo:country="BR"/>
    </style:style>
    <style:style style:name="P89" style:family="paragraph" style:parent-style-name="Table_20_Contents">
      <style:paragraph-properties fo:text-align="center" style:justify-single-word="false"/>
      <style:text-properties style:font-name="Times New Roman" fo:language="pt" fo:country="BR"/>
    </style:style>
    <style:style style:name="P90" style:family="paragraph" style:parent-style-name="Table_20_Contents">
      <style:text-properties style:font-name="Times New Roman" fo:font-size="12pt" fo:language="pt" fo:country="BR" style:font-size-asian="12pt" style:font-size-complex="12pt"/>
    </style:style>
    <style:style style:name="P91" style:family="paragraph" style:parent-style-name="Heading_20_2">
      <style:text-properties fo:language="pt" fo:country="BR"/>
    </style:style>
    <style:style style:name="P92" style:family="paragraph" style:parent-style-name="Heading_20_2">
      <style:text-properties fo:language="pt" fo:country="BR" style:text-underline-style="none"/>
    </style:style>
    <style:style style:name="T1" style:family="text">
      <style:text-properties style:use-window-font-color="true" style:font-name="Times New Roman" fo:language="en" fo:country="US" style:font-name-asian="Times New Roman" style:font-name-complex="Times New Roman" style:language-complex="ar" style:country-complex="SA"/>
    </style:style>
    <style:style style:name="T2" style:family="text">
      <style:text-properties style:use-window-font-color="true" style:font-name="Times New Roman" style:font-name-asian="Times New Roman" style:font-name-complex="Times New Roman" style:language-complex="ar" style:country-complex="SA"/>
    </style:style>
    <style:style style:name="T3" style:family="text">
      <style:text-properties fo:font-size="10pt" style:font-size-asian="10pt" style:font-size-complex="10pt"/>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ize="10pt" fo:language="pt" fo:country="BR" style:font-size-asian="10pt" style:font-size-complex="10pt"/>
    </style:style>
    <style:style style:name="T6" style:family="text">
      <style:text-properties fo:language="en" fo:country="US"/>
    </style:style>
    <style:style style:name="T7" style:family="text">
      <style:text-properties style:text-underline-style="none"/>
    </style:style>
    <style:style style:name="T8" style:family="text">
      <style:text-properties fo:font-variant="normal" fo:text-transform="none" fo:color="#000000" style:text-line-through-style="none" style:text-line-through-type="none" style:font-name="Courier New1" fo:font-size="11.25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Courier New1" fo:font-size="11.25pt" fo:font-style="normal" style:text-underline-style="none" fo:font-weight="normal" style:text-blinking="false" fo:background-color="#ffffff" loext:char-shading-value="0" style:font-size-asian="12pt" style:font-weight-asian="normal" style:font-size-complex="12pt" style:font-weight-complex="normal"/>
    </style:style>
    <style:style style:name="T10" style:family="text">
      <style:text-properties fo:font-variant="normal" fo:text-transform="none" fo:color="#000000" style:text-line-through-style="none" style:text-line-through-type="none" style:font-name="Courier New1" fo:font-size="11.25pt" fo:font-style="normal"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Courier New1" fo:font-size="11.25pt" fo:language="pt" fo:country="BR" fo:font-style="normal" fo:font-weight="normal" style:text-blinking="false" fo:background-color="transparent" loext:char-shading-value="0"/>
    </style:style>
    <style:style style:name="T12" style:family="text">
      <style:text-properties fo:font-variant="normal" fo:text-transform="none" fo:color="#000000" style:text-line-through-style="none" style:text-line-through-typ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14"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5"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f3f3f3" loext:char-shading-value="0" style:font-size-asian="12pt" style:font-size-complex="12pt"/>
    </style:style>
    <style:style style:name="T16"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ffffff" loext:char-shading-value="0" style:font-size-asian="12pt" style:font-size-complex="12pt"/>
    </style:style>
    <style:style style:name="T17" style:family="text">
      <style:text-properties fo:font-variant="normal" fo:text-transform="none" fo:color="#000000" style:text-line-through-style="none" style:text-line-through-type="none" style:font-name="Times New Roman" fo:font-size="12pt" fo:font-style="normal" style:text-underline-style="solid" style:text-underline-width="auto" style:text-underline-color="font-color" fo:font-weight="normal" style:text-blinking="false" fo:background-color="#ffffff" loext:char-shading-value="0" style:font-size-asian="12pt" style:font-size-complex="12pt"/>
    </style:style>
    <style:style style:name="T18" style:family="text">
      <style:text-properties fo:font-variant="normal" fo:text-transform="none" fo:color="#000000" style:text-line-through-style="none" style:text-line-through-type="none" style:font-name="Times New Roman" fo:font-size="12pt" style:text-underline-style="none" fo:font-weight="normal" style:text-blinking="false" fo:background-color="#ffffff" loext:char-shading-value="0" style:font-size-asian="12pt" style:font-size-complex="12pt"/>
    </style:style>
    <style:style style:name="T1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ize-complex="12pt"/>
    </style:style>
    <style:style style:name="T20" style:family="text">
      <style:text-properties fo:font-variant="normal" fo:text-transform="none" fo:color="#000000" style:text-line-through-style="none" style:text-line-through-type="none" style:font-name="Times New Roman" fo:font-size="12pt" fo:language="pt" fo:country="BR" fo:font-style="normal" style:text-underline-style="none" fo:font-weight="normal" style:text-blinking="false" fo:background-color="transparent" loext:char-shading-value="0" style:font-size-asian="12pt" style:font-size-complex="12pt"/>
    </style:style>
    <style:style style:name="T21" style:family="text">
      <style:text-properties fo:font-variant="normal" fo:text-transform="none" fo:color="#000000" style:text-line-through-style="none" style:text-line-through-type="none" style:font-name="Times New Roman" fo:font-size="12pt" fo:language="pt" fo:country="BR" fo:font-style="normal" style:text-underline-style="none" fo:font-weight="normal" style:text-blinking="false" fo:background-color="#ffffff" loext:char-shading-value="0" style:font-size-asian="12pt" style:font-size-complex="12pt"/>
    </style:style>
    <style:style style:name="T22" style:family="text">
      <style:text-properties fo:font-variant="normal" fo:text-transform="none" fo:color="#000000" style:text-line-through-style="none" style:text-line-through-type="none" style:font-name="Times New Roman" fo:font-size="12pt" fo:language="pt" fo:country="BR" fo:font-style="normal" style:text-underline-style="solid" style:text-underline-width="auto" style:text-underline-color="font-color" fo:font-weight="normal" style:text-blinking="false" fo:background-color="#ffffff" loext:char-shading-value="0" style:font-size-asian="12pt" style:font-size-complex="12pt"/>
    </style:style>
    <style:style style:name="T23" style:family="text">
      <style:text-properties fo:font-variant="normal" fo:text-transform="none" fo:color="#000000" style:text-line-through-style="none" style:text-line-through-type="none" style:font-name="Times New Roman" fo:font-size="12pt" fo:language="pt" fo:country="BR" style:text-underline-style="none" fo:font-weight="normal" style:text-blinking="false" fo:background-color="#ffffff" loext:char-shading-value="0" style:font-size-asian="12pt" style:font-size-complex="12pt"/>
    </style:style>
    <style:style style:name="T24" style:family="text">
      <style:text-properties fo:font-variant="normal" fo:text-transform="none" fo:color="#000000" style:text-line-through-style="none" style:text-line-through-type="none" style:font-name="Arial1" fo:font-size="11.25pt" fo:font-style="normal" style:text-underline-style="none" fo:font-weight="normal" style:text-blinking="false" fo:background-color="#f3f3f3" loext:char-shading-value="0" style:font-size-asian="12pt" style:font-size-complex="12pt"/>
    </style:style>
    <style:style style:name="T25" style:family="text">
      <style:text-properties fo:font-variant="normal" fo:text-transform="none" fo:color="#000000" style:text-line-through-style="none" style:text-line-through-type="none" style:font-name="Courier New" fo:font-size="12pt" fo:font-style="normal" style:text-underline-style="none" fo:font-weight="normal" style:text-blinking="false" fo:background-color="#f3f3f3" loext:char-shading-value="0" style:font-size-asian="12pt" style:font-size-complex="12pt"/>
    </style:style>
    <style:style style:name="T26" style:family="text">
      <style:text-properties fo:font-variant="normal" fo:text-transform="none" fo:color="#000000" style:text-line-through-style="none" style:text-line-through-type="none" style:font-name="Courier New" fo:font-size="12pt" fo:font-style="normal" style:text-underline-style="none" fo:font-weight="normal" style:text-blinking="false" fo:background-color="#ffffff" loext:char-shading-value="0" style:font-size-asian="12pt" style:font-size-complex="12pt"/>
    </style:style>
    <style:style style:name="T27" style:family="text">
      <style:text-properties fo:font-variant="normal" fo:text-transform="none" fo:color="#000000" style:text-line-through-style="none" style:text-line-through-type="none" style:font-name="Courier New" fo:font-size="12pt" fo:language="pt" fo:country="BR" fo:font-style="normal" style:text-underline-style="none" fo:font-weight="normal" style:text-blinking="false" fo:background-color="#ffffff" loext:char-shading-value="0" style:font-size-asian="12pt" style:font-size-complex="12pt"/>
    </style:style>
    <style:style style:name="T28" style:family="text">
      <style:text-properties fo:font-variant="normal" fo:text-transform="none" fo:color="#000000" style:text-line-through-style="none" style:text-line-through-type="none" style:font-name="Courier New" fo:font-size="10pt" fo:font-style="normal" fo:font-weight="normal" style:text-blinking="false" fo:background-color="transparent" loext:char-shading-value="0" style:font-size-asian="10pt" style:font-weight-asian="normal" style:font-size-complex="10pt" style:font-weight-complex="normal"/>
    </style:style>
    <style:style style:name="T29"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3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32"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33"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transparent" loext:char-shading-value="0" style:font-size-asian="12pt" style:font-size-complex="12pt"/>
    </style:style>
    <style:style style:name="T34" style:family="text">
      <style:text-properties fo:font-variant="normal" fo:text-transform="none" fo:color="#000000" style:text-line-through-style="none" style:text-line-through-type="none" fo:language="pt" fo:country="BR" fo:font-weight="normal" style:text-blinking="false" fo:background-color="transparent" loext:char-shading-value="0"/>
    </style:style>
    <style:style style:name="T35" style:family="text">
      <style:text-properties fo:font-variant="normal" fo:text-transform="none" fo:color="#000000" fo:font-size="12pt" fo:letter-spacing="normal" fo:font-style="normal" fo:font-weight="normal" style:font-size-asian="12pt" style:font-size-complex="12pt"/>
    </style:style>
    <style:style style:name="T36"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37" style:family="text">
      <style:text-properties fo:font-variant="normal" fo:text-transform="none" fo:color="#1155cc" style:text-line-through-style="none" style:text-line-through-type="none" style:font-name="Courier New1" fo:font-size="11.25pt" fo:font-style="normal" style:text-underline-style="solid" style:text-underline-width="auto" style:text-underline-color="font-color" fo:font-weight="normal" style:text-blinking="false" fo:background-color="transparent" loext:char-shading-value="0"/>
    </style:style>
    <style:style style:name="T38" style:family="text">
      <style:text-properties fo:font-variant="normal" fo:text-transform="none" fo:color="#1155cc" style:text-line-through-style="none" style:text-line-through-type="none" style:font-name="Courier New1" fo:font-size="11.25pt" fo:language="pt" fo:country="BR" fo:font-style="normal" style:text-underline-style="solid" style:text-underline-width="auto" style:text-underline-color="font-color" fo:font-weight="normal" style:text-blinking="false" fo:background-color="transparent" loext:char-shading-value="0"/>
    </style:style>
    <style:style style:name="T39" style:family="text">
      <style:text-properties fo:font-variant="normal" fo:text-transform="none" fo:color="#1155cc" style:text-line-through-style="none" style:text-line-through-type="none" style:text-underline-style="solid" style:text-underline-width="auto" style:text-underline-color="font-color" fo:font-weight="normal" style:text-blinking="false" fo:background-color="transparent" loext:char-shading-value="0"/>
    </style:style>
    <style:style style:name="T40" style:family="text">
      <style:text-properties fo:font-variant="normal" fo:text-transform="none" fo:color="#1155cc" style:text-line-through-style="none" style:text-line-through-type="none" fo:language="pt" fo:country="BR" style:text-underline-style="solid" style:text-underline-width="auto" style:text-underline-color="font-color" fo:font-weight="normal" style:text-blinking="false" fo:background-color="transparent" loext:char-shading-value="0"/>
    </style:style>
    <style:style style:name="T41" style:family="text">
      <style:text-properties fo:font-variant="normal" fo:text-transform="none" fo:color="#222222" style:text-line-through-style="none" style:text-line-through-type="none" style:font-name="Courier New" fo:font-size="12pt" fo:font-style="normal" style:text-underline-style="none" fo:font-weight="normal" style:text-blinking="false" fo:background-color="#ffffff" loext:char-shading-value="0" style:font-size-asian="12pt" style:font-size-complex="12pt"/>
    </style:style>
    <style:style style:name="T42" style:family="text">
      <style:text-properties fo:font-variant="normal" fo:text-transform="none" fo:color="#222222" style:text-line-through-style="none" style:text-line-through-type="none" style:font-name="Courier New" fo:font-size="12pt" fo:font-style="normal" style:text-underline-style="none" fo:font-weight="normal" style:text-blinking="false" fo:background-color="#ffffff" loext:char-shading-value="0" style:font-size-asian="12pt" style:font-style-asian="normal" style:font-weight-asian="normal" style:font-size-complex="12pt" style:font-style-complex="normal" style:font-weight-complex="normal"/>
    </style:style>
    <style:style style:name="T43" style:family="text">
      <style:text-properties fo:font-variant="normal" fo:text-transform="none" fo:color="#222222" style:text-line-through-style="none" style:text-line-through-type="none" style:font-name="Courier New" fo:font-size="12pt" fo:language="pt" fo:country="BR" fo:font-style="normal" style:text-underline-style="none" fo:font-weight="normal" style:text-blinking="false" fo:background-color="#ffffff" loext:char-shading-value="0" style:font-size-asian="12pt" style:font-size-complex="12pt"/>
    </style:style>
    <style:style style:name="T44" style:family="text">
      <style:text-properties fo:font-variant="normal" fo:text-transform="none" fo:color="#222222" style:text-line-through-style="none" style:text-line-through-type="none" style:font-name="Times New Roman" fo:font-size="12pt" fo:font-style="normal" style:text-underline-style="none" fo:font-weight="normal" style:text-blinking="false" fo:background-color="#ffffff" loext:char-shading-value="0" style:font-size-asian="12pt" style:font-size-complex="12pt"/>
    </style:style>
    <style:style style:name="T45" style:family="text">
      <style:text-properties fo:font-variant="normal" fo:text-transform="none" fo:color="#222222" style:text-line-through-style="none" style:text-line-through-type="none" style:font-name="Arial1" fo:font-size="11.25pt" fo:font-style="normal" style:text-underline-style="none" fo:font-weight="normal" style:text-blinking="false" fo:background-color="#ffffff" loext:char-shading-value="0"/>
    </style:style>
    <style:style style:name="T46" style:family="text">
      <style:text-properties fo:font-variant="normal" fo:text-transform="none" fo:color="#222222" style:text-line-through-style="none" style:text-line-through-type="none" fo:font-style="normal" style:text-underline-style="none" fo:font-weight="normal" style:text-blinking="false" fo:background-color="#ffffff" loext:char-shading-value="0"/>
    </style:style>
    <style:style style:name="T47" style:family="text">
      <style:text-properties fo:font-variant="normal" fo:text-transform="none" fo:color="#222222" style:text-line-through-style="none" style:text-line-through-type="none" fo:font-style="normal" style:text-underline-style="none" style:text-blinking="false" fo:background-color="#ffffff" loext:char-shading-value="0"/>
    </style:style>
    <style:style style:name="T48" style:family="text">
      <style:text-properties fo:font-variant="normal" fo:text-transform="none" fo:color="#222222" style:font-name="Courier New" fo:font-size="12pt" fo:letter-spacing="normal" fo:font-style="normal" fo:font-weight="normal" style:font-size-asian="12pt" style:font-weight-asian="normal" style:font-size-complex="12pt" style:font-weight-complex="normal"/>
    </style:style>
    <style:style style:name="T49" style:family="text">
      <style:text-properties fo:font-variant="normal" fo:text-transform="none" fo:color="#222222" style:font-name="Courier New" fo:font-size="12pt" fo:letter-spacing="normal" fo:font-style="normal" fo:font-weight="normal" style:font-size-asian="12pt" style:font-size-complex="12pt"/>
    </style:style>
    <style:style style:name="T50"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51" style:family="text">
      <style:text-properties fo:font-variant="normal" fo:text-transform="none" fo:color="#222222" style:font-name="Times New Roman" fo:font-size="12pt" fo:letter-spacing="normal" fo:font-style="normal" fo:font-weight="normal" style:font-size-asian="12pt" style:font-size-complex="12pt"/>
    </style:style>
    <style:style style:name="T52" style:family="text">
      <style:text-properties fo:font-variant="normal" fo:text-transform="none" fo:color="#555555" style:text-line-through-style="none" style:text-line-through-type="none" style:font-name="Times New Roman" fo:font-size="12pt" style:text-underline-style="none" fo:font-weight="normal" style:text-blinking="false" fo:background-color="#ffffff" loext:char-shading-value="0" style:font-size-asian="12pt" style:font-size-complex="12pt"/>
    </style:style>
    <style:style style:name="T53" style:family="text">
      <style:text-properties fo:font-variant="normal" fo:text-transform="none" fo:color="#555555" style:text-line-through-style="none" style:text-line-through-type="none" style:font-name="Times New Roman" fo:font-size="12pt" fo:language="pt" fo:country="BR" style:text-underline-style="none" fo:font-weight="normal" style:text-blinking="false" fo:background-color="#ffffff" loext:char-shading-value="0" style:font-size-asian="12pt" style:font-size-complex="12pt"/>
    </style:style>
    <style:style style:name="T54" style:family="text">
      <style:text-properties fo:font-variant="normal" fo:text-transform="none" fo:color="#333333" style:text-line-through-style="none" style:text-line-through-type="none" style:font-name="Courier New" fo:font-size="12pt" fo:font-style="normal" fo:font-weight="normal" style:text-blinking="false" fo:background-color="transparent" loext:char-shading-value="0" style:font-size-asian="12pt" style:font-weight-asian="normal" style:font-size-complex="12pt" style:font-weight-complex="normal"/>
    </style:style>
    <style:style style:name="T55" style:family="text">
      <style:text-properties fo:font-variant="normal" fo:text-transform="none" fo:color="#212121" style:text-line-through-style="none" style:text-line-through-type="none" style:text-underline-style="none" style:text-blinking="false" fo:background-color="#ffffff" loext:char-shading-value="0"/>
    </style:style>
    <style:style style:name="T56" style:family="text">
      <style:text-properties fo:font-variant="normal" fo:text-transform="none" fo:color="#212121" style:text-line-through-style="none" style:text-line-through-type="none" fo:font-size="12pt" fo:font-style="normal" style:text-underline-style="none" style:text-blinking="false" fo:background-color="#ffffff" loext:char-shading-value="0"/>
    </style:style>
    <style:style style:name="T57" style:family="text">
      <style:text-properties fo:font-variant="normal" fo:text-transform="none" fo:color="#373e4d" fo:letter-spacing="normal" fo:font-style="normal" fo:font-weight="normal"/>
    </style:style>
    <style:style style:name="T58" style:family="text">
      <style:text-properties fo:font-variant="normal" fo:text-transform="none" fo:letter-spacing="normal" fo:font-style="normal" fo:font-weight="normal"/>
    </style:style>
    <style:style style:name="T59" style:family="text">
      <style:text-properties fo:font-variant="normal" fo:text-transform="none" style:font-name="Times New Roman" fo:letter-spacing="normal" fo:font-style="normal" fo:font-weight="normal"/>
    </style:style>
    <style:style style:name="T60" style:family="text">
      <style:text-properties fo:color="#000000"/>
    </style:style>
    <style:style style:name="T61" style:family="text">
      <style:text-properties fo:color="#000000" style:font-name="Courier New" fo:font-size="12pt" style:font-size-asian="12pt" style:font-size-complex="12pt"/>
    </style:style>
    <style:style style:name="T62" style:family="text">
      <style:text-properties fo:color="#000000" style:font-name="Times New Roman"/>
    </style:style>
    <style:style style:name="T63" style:family="text">
      <style:text-properties style:font-name="Courier New"/>
    </style:style>
    <style:style style:name="T64" style:family="text">
      <style:text-properties style:font-name="Courier New" fo:font-size="11.1999998092651pt" style:font-size-asian="11.1999998092651pt" style:font-size-complex="11.1999998092651pt"/>
    </style:style>
    <style:style style:name="T65" style:family="text">
      <style:text-properties style:font-name="Courier New" fo:font-size="12pt" style:font-size-asian="12pt" style:font-size-complex="12pt"/>
    </style:style>
    <style:style style:name="T66" style:family="text">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T67" style:family="text">
      <style:text-properties style:font-name="Courier New" fo:font-size="12pt" style:text-underline-style="none" style:font-size-asian="12pt" style:font-size-complex="12pt"/>
    </style:style>
    <style:style style:name="T68" style:family="text">
      <style:text-properties style:font-name="Courier New" fo:font-size="12pt" fo:font-weight="normal" style:font-size-asian="12pt" style:font-weight-asian="normal" style:font-size-complex="12pt" style:font-weight-complex="normal"/>
    </style:style>
    <style:style style:name="T69" style:family="text">
      <style:text-properties style:font-name="Courier New" fo:font-size="12pt" fo:language="pt" fo:country="BR" style:text-underline-style="none" style:font-size-asian="12pt" style:font-size-complex="12pt"/>
    </style:style>
    <style:style style:name="T70" style:family="text">
      <style:text-properties style:font-name="Courier New" fo:font-size="10pt" style:font-size-asian="10pt" style:font-size-complex="10pt"/>
    </style:style>
    <style:style style:name="T71" style:family="text">
      <style:text-properties style:font-name="Courier New" fo:font-size="10pt" fo:font-weight="normal" style:font-size-asian="10pt" style:font-weight-asian="normal" style:font-size-complex="10pt" style:font-weight-complex="normal"/>
    </style:style>
    <style:style style:name="T72" style:family="text">
      <style:text-properties style:font-name="Courier New" style:font-size-asian="12pt" style:font-size-complex="12pt"/>
    </style:style>
    <style:style style:name="T73" style:family="text">
      <style:text-properties style:font-name="Courier New" fo:language="pt" fo:country="BR"/>
    </style:style>
    <style:style style:name="T74" style:family="text">
      <style:text-properties style:font-name="Times New Roman"/>
    </style:style>
    <style:style style:name="T75" style:family="text">
      <style:text-properties style:font-name="Times New Roman" fo:font-size="12pt" style:font-size-asian="12pt" style:font-size-complex="12pt"/>
    </style:style>
    <style:style style:name="T76" style:family="text">
      <style:text-properties style:font-name="Times New Roman" fo:font-size="12pt" style:text-underline-style="none" style:font-size-asian="12pt" style:font-size-complex="12pt"/>
    </style:style>
    <style:style style:name="T7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8" style:family="text">
      <style:text-properties fo:font-size="12pt" fo:font-weight="normal" style:font-size-asian="12pt" style:font-weight-asian="normal" style:font-size-complex="12pt" style:font-weight-complex="normal"/>
    </style:style>
    <style:style style:name="T79"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80"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81" style:family="text">
      <style:text-properties fo:background-color="#ffffff" loext:char-shading-value="0"/>
    </style:style>
    <style:style style:name="T82" style:family="text">
      <style:text-properties fo:font-weight="normal" style:font-weight-asian="normal" style:font-weight-complex="normal"/>
    </style:style>
    <style:style style:name="T83" style:family="text">
      <style:text-properties fo:background-color="#eeeeee" loext:char-shading-value="0"/>
    </style:style>
    <style:style style:name="T84" style:family="text">
      <style:text-properties fo:font-style="italic" fo:font-weight="bold" style:font-style-asian="italic" style:font-weight-asian="bold" style:font-style-complex="italic" style:font-weight-complex="bold"/>
    </style:style>
    <style:style style:name="T85" style:family="text">
      <style:text-properties fo:font-weight="bold" style:font-weight-asian="bold" style:font-weight-complex="bold"/>
    </style:style>
    <style:style style:name="T86" style:family="text">
      <style:text-properties fo:language="pt" fo:country="BR"/>
    </style:style>
    <style:style style:name="T87" style:family="text">
      <style:text-properties officeooo:rsid="0009c165"/>
    </style:style>
    <style:style style:name="fr1"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 text:outline-level="1">Memória Virtual</text:h>
      <text:h text:style-name="P84" text:outline-level="1">Manual de <text:span text:style-name="T87">Integração Contínua</text:span></text:h>
      <text:p text:style-name="P18"/>
      <text:h text:style-name="P91" text:outline-level="2">Introdução</text:h>
      <text:p text:style-name="P21"><text:tab/>Este documento irá tratar dos passos necessárrios para que seja feito a instalação e configuração da inserção do projeto Memória virtual(MV) no ambiente com Integração Contínua(CI).</text:p>
      <text:p text:style-name="P21"><text:tab/>Inicialmente iremos tratar da instalação da ferramenta Jenkins no servidor do MV, serão mostrados a etapas necessárias e sua forma de execução. Depois será detalhado a forma como deve-se proceder para que seja possível para o Jenkins conseguir as atividades de execução e construção do build. Em seguida haverá uma explicação sobre a forma de como ocorre o processo de build do projeto, seu funcionamento e será apresentado também exemplos de partes código mais relevantes que precisam ser configurados quando o ambiente de desenvolvimento for alterado. Por fim abordaremos a forma como deve-se proceder para que o Jenkins possa publicar no servidor glassfish quando for requisitado.</text:p>
      <text:p text:style-name="P21"><text:tab/>Ao longo deste manual será mostrado também algumas configurações que podem ser feitas no Jenkins, relacionadas por exemplo <text:s/>a adição dos endereços de e-mails para os quais devem ser enviados avisos caso error sejam encontrados, ou o horário em que desejamos que o processo de build automático seja realizado, entre outros.</text:p>
      <text:p text:style-name="P20"><text:tab/><text:span text:style-name="T85">Algumas considerações</text:span></text:p>
      <text:p text:style-name="P21"><text:span text:style-name="T85"><text:tab/></text:span><text:span text:style-name="T82">Por decisão de projeto proposmos que o e-mail de notificação caso hajam problemas na execução do processo de build pelo Jenkins deverá incorporar a saída de cada etapa executada. O conteúdo do relatório presente nele irá conter informações do ambiente e a saída dos comandos executados (Errors,warnings e success).</text:span></text:p>
      <text:p text:style-name="P21"><text:span text:style-name="T85"><text:tab/></text:span><text:span text:style-name="T82">Outra questão a ser relatada é a de que os e-mail de <text:s/>notificação <text:s/>serão enviados para todos os membros da equipe, através do endereço de e-mail do projeto </text:span><text:span text:style-name="T78">(</text:span><text:span text:style-name="T54">memoriavirtualusp@gmail.com</text:span><text:span text:style-name="T78">)</text:span><text:span text:style-name="T4">. </text:span></text:p>
      <text:p text:style-name="P21"><text:span text:style-name="T4"><text:tab/></text:span><text:span text:style-name="T78">Foi decidido que o Jenikins irá executar a implantação uma vez por dia e isto irá ocorrer ás 02:00, porém este horário e frequência poderão ser alterados. Por fim iremos executar a aplicação no </text:span><text:span text:style-name="T71">s</text:span><text:span text:style-name="T28">ervidor de desenvolvimento (143.107.231.105 – memoriavirtual.icmc.usp.br).</text:span><text:span text:style-name="T71"> </text:span></text:p>
      <text:p text:style-name="P24"/>
      <text:p text:style-name="P19"/>
      <text:p text:style-name="P77"/>
      <text:p text:style-name="P20"><text:soft-page-break/>&lt;Colocar figura do projeto como um todo&gt;</text:p>
      <table:table table:name="Tabela3" table:style-name="Tabela3">
        <table:table-column table:style-name="Tabela3.A"/>
        <table:table-row>
          <table:table-cell table:style-name="Tabela3.A1" office:value-type="string">
            <text:p text:style-name="P88"/>
          </table:table-cell>
        </table:table-row>
        <table:table-row>
          <table:table-cell table:style-name="Tabela3.A2" office:value-type="string">
            <text:p text:style-name="P88"/>
          </table:table-cell>
        </table:table-row>
      </table:table>
      <text:p text:style-name="P20"/>
      <text:p text:style-name="P20"/>
      <text:p text:style-name="P20"/>
      <text:h text:style-name="P92" text:outline-level="2">Instalação e configuração do Jenkins no servidor</text:h>
      <text:p text:style-name="P20"/>
      <text:p text:style-name="P21"><text:tab/>Inicialmente devemos instalar o jenkins a partir do seu repositório oficial. Para isso importamos o repositório no servidor para sistemas baseados no Debian com os seguintes comandos:</text:p>
      <text:p text:style-name="P2"><text:span text:style-name="T11"><text:tab/># wget -q -O -</text:span><text:a xlink:type="simple" xlink:href="http://pkg.jenkins-ci.org/debian/jenkins-ci.org.key" text:style-name="Internet_20_link" text:visited-style-name="Visited_20_Internet_20_Link"><text:span text:style-name="T40"> </text:span></text:a><text:a xlink:type="simple" xlink:href="http://pkg.jenkins-ci.org/debian/jenkins-ci.org.key" text:style-name="Internet_20_link" text:visited-style-name="Visited_20_Internet_20_Link"><text:span text:style-name="T38">http://pkg.jenkins-ci.org/debian/jenkins-ci.org.key</text:span></text:a><text:span text:style-name="T34"> </text:span><text:span text:style-name="T11">| sudo apt-key add -</text:span></text:p>
      <text:p text:style-name="P19"><text:span text:style-name="T8"><text:tab/></text:span>Saída esperada: <text:span text:style-name="T64">OK</text:span></text:p>
      <text:p text:style-name="P19"><text:span text:style-name="T64"><text:tab/></text:span><text:span text:style-name="T75">A seguir devemos c</text:span><text:span text:style-name="T13">riar um arquivo para receber o source do Jenkins:</text:span><text:span text:style-name="T75"> </text:span></text:p>
      <text:p text:style-name="P9"><text:bookmark text:name="docs-internal-guid-56a9ae7b-0119-a99c-8992-f5b1b41de6d2"/><text:span text:style-name="T24"><text:tab/></text:span><text:span text:style-name="T25"># sudo nano /etc/apt/sources.list.d/jenkins.list</text:span></text:p>
      <text:p text:style-name="P9"><text:span text:style-name="T25"><text:tab/></text:span><text:span text:style-name="T15">Agora devemos fazer algumas configurações no arquivos recebidos, para se adequarem em nosso ambiente. Primeiramente iremos adiconar a seguinte entrada em nosso </text:span><text:bookmark text:name="docs-internal-guid-56a9ae7b-011e-1113-dff0-e7e7c30cdde5"/><text:span text:style-name="T13">/etc/apt/sources.list</text:span><text:span text:style-name="T15"> utilizando os seguinte comandos :</text:span></text:p>
      <text:p text:style-name="P5"><text:tab/></text:p>
      <text:p text:style-name="P9"><text:bookmark text:name="docs-internal-guid-56a9ae7b-011f-360e-3b66-4d62f31c7320"/><text:span text:style-name="T15"><text:tab/></text:span><text:span text:style-name="T25"># deb http://pkg.jenkins-ci.org/debian binary/</text:span></text:p>
      <text:p text:style-name="P81"><text:s text:c="8"/><text:span text:style-name="T65">Apertar “ctrl+x ”para sair  e salvar do editor</text:span></text:p>
      <text:p text:style-name="P82"><text:s text:c="3"/>Confirmar a operação</text:p>
      <text:p text:style-name="P25"><text:span text:style-name="T29"><text:s text:c="5"/>Apertar Enter para salvar o nome sugerido</text:span> </text:p>
      <text:p text:style-name="P19"><text:tab/>É necessário então atualizar o pacotes em nosso repositório local, para isso faça:</text:p>
      <text:p text:style-name="P19"><text:tab/><text:bookmark text:name="docs-internal-guid-56a9ae7b-0124-d1e5-c0b4-0d2b2a9f7e9a"/># <text:span text:style-name="T26">sudo apt-get update<text:line-break/><text:tab/># sudo apt-get install jenkins</text:span></text:p>
      <text:p text:style-name="P25"><text:span text:style-name="T29"><text:tab/>Confirmar a instalção</text:span> </text:p>
      <text:p text:style-name="P25"><text:tab/><text:span text:style-name="T74">Em seguida precisamos alterar <text:s/>a porta padrão que o Jenkins irá utilizar, pois a porta que ele utiliza por padrão é a 8080 , mas está já é utilizada pelo GlassFish. Então iremos mudá-la para a 8081. Para isso faça:</text:span></text:p>
      <text:p text:style-name="P19"><text:span text:style-name="T75"><text:tab/></text:span><text:bookmark text:name="docs-internal-guid-56a9ae7b-0129-837f-ffc4-63aaba956931"/><text:span text:style-name="T75"># </text:span><text:span text:style-name="T26">sudo nano /etc/default/jenkins</text:span><text:span text:style-name="T65"> </text:span></text:p>
      <text:p text:style-name="P19"><text:span text:style-name="T65"><text:tab/></text:span><text:bookmark text:name="docs-internal-guid-56a9ae7b-0129-fa09-505e-75aed93ae046"/><text:span text:style-name="T44">Mudar de :</text:span></text:p>
      <text:p text:style-name="P19"><text:soft-page-break/><text:span text:style-name="T44"><text:tab/></text:span><text:bookmark text:name="docs-internal-guid-56a9ae7b-012a-9699-aca1-fcf2000b79cc"/><text:span text:style-name="T26">HTTP_PORT=8080</text:span><text:span text:style-name="T41"> </text:span></text:p>
      <text:p text:style-name="P68"><text:tab/><text:span text:style-name="T75">Para :</text:span></text:p>
      <text:p text:style-name="P68"><text:span text:style-name="T75"><text:tab/></text:span><text:bookmark text:name="docs-internal-guid-56a9ae7b-012c-0602-4996-5f2e9d8e026f"/><text:span text:style-name="T61">HTTP_PORT=8081</text:span></text:p>
      <text:p text:style-name="P51"><text:tab/>Confirmar a operação</text:p>
      <text:p text:style-name="P25"><text:span text:style-name="T29"><text:tab/>Apertar “Enter” para finalizar</text:span> </text:p>
      <text:p text:style-name="P78"><text:span text:style-name="T45"><text:tab/></text:span><text:span text:style-name="T44">Reiniciar servidor Jenkins:</text:span></text:p>
      <text:p text:style-name="P78"><text:span text:style-name="T44"><text:tab/></text:span><text:bookmark text:name="docs-internal-guid-56a9ae7b-012d-3f6e-ab0b-a7cb79ca4847"/><text:span text:style-name="T44"># </text:span><text:span text:style-name="T26">sudo /etc/init.d/jenkins restart</text:span><text:span text:style-name="T41"> </text:span></text:p>
      <text:p text:style-name="P78"><text:span text:style-name="T41"><text:tab/></text:span><text:span text:style-name="T44">Por fim nessa etapa devemos dar permissão de leitura no repositório SVN para o usuário Jenkins:</text:span></text:p>
      <text:p text:style-name="P78"><text:span text:style-name="T44"><text:tab/></text:span><text:bookmark text:name="docs-internal-guid-56a9ae7b-012f-6577-c91a-7664596e4b94"/><text:span text:style-name="T44"># </text:span><text:span text:style-name="T9">sudo usermod -a -G svn-users jenkins</text:span><text:span text:style-name="T44"> <text:s/></text:span></text:p>
      <text:p text:style-name="P69"/>
      <text:p text:style-name="P28"><text:tab/><text:span text:style-name="T77"> Devemos agora configurar o workspace do Jenkins, para isso execute os comandos:</text:span></text:p>
      <text:p text:style-name="P19"><text:span text:style-name="T79"><text:tab/></text:span><text:span text:style-name="T66">Realizar</text:span><text:span text:style-name="T42"> commit no build.properties do projeto com o diretório correto do GlassFish</text:span><text:span text:style-name="T66"> </text:span></text:p>
      <text:p text:style-name="P29"><text:bookmark text:name="docs-internal-guid-56a9ae7b-0147-8f01-2ea8-3e0cbbfdfe09"/><text:tab/>Criar o diretorio:</text:p>
      <text:p text:style-name="P55"><text:tab/> # sudo mkdiir /jenkins_workspace</text:p>
      <text:p text:style-name="P55"><text:tab/>Dar permissao para o usuario jenkins poder administrar esse diretório:</text:p>
      <text:p text:style-name="P25"><text:span text:style-name="T46"><text:tab/># sudo chown jenkins:jenkins /jenkins_workspace</text:span> </text:p>
      <text:p text:style-name="P25"/>
      <text:p text:style-name="P35"><text:tab/></text:p>
      <text:p text:style-name="P78"/>
      <text:h text:style-name="P91" text:outline-level="2">Configurações dos jobs </text:h>
      <text:p text:style-name="P23"><text:tab/>Nessa sessão iremos expecifiar como devemos proceder para utilizar o Jenkins no projeto Memório Virtual. Serão mostradas as etapas necesárias e os campos que deverão ser preenchidos e como fazer isso.</text:p>
      <text:p text:style-name="P23"><text:tab/>Após termos instalado e configurado o pacote do Jenkins em nosso ambiente de desenvolvimento e certificarmos que foi devidamente realizado de acordo com as etapas apresentadas acima. Em seguida devemos seguir os seguintes passos:</text:p>
      <text:p text:style-name="Text_20_body"><text:span text:style-name="T86"><text:tab/></text:span><text:span text:style-name="T73">Acessar </text:span><text:a xlink:type="simple" xlink:href="http://localhost:8081/" text:style-name="Internet_20_link" text:visited-style-name="Visited_20_Internet_20_Link"><text:span text:style-name="T73">http://localhost:8081/</text:span></text:a></text:p>
      <text:p text:style-name="P27"><text:tab/>Selecionar a opção “Novo job”</text:p>
      <text:p text:style-name="P27"><text:soft-page-break/><text:tab/>Atribuir um nome ao campo “Nome do job”</text:p>
      <text:p text:style-name="P27"><text:tab/>Selecionar a opção “<text:span text:style-name="T36">Construir um projeto de software free-style”</text:span></text:p>
      <text:p text:style-name="P30"><text:tab/>Definir o nome do projeto</text:p>
      <text:p text:style-name="P27"><text:span text:style-name="T36"><text:tab/>Em “Gerênciamento de código fonte”</text:span><text:span text:style-name="T60"> <text:s/>selecionar a opção “</text:span><text:span text:style-name="T35">Consultar periodicamente o SCM”</text:span></text:p>
      <text:p text:style-name="P31"><text:tab/>Após isso deve-se preencher o campo “Repository UR” com o endereço : XXXXXX</text:p>
      <text:p text:style-name="P31"><text:tab/>Por fim devem ser salvos as alterações</text:p>
      <text:p text:style-name="P11">Para orgarnizarmos o serviço de e-mail do Jenkins, o qual ele utilizará para obter o endereço de e-mail que será usado <text:s/>enviar alertas de problemas, caso erros no processo de build ocorram devemos:</text:p>
      <text:p text:style-name="P3"><text:span text:style-name="T86"><text:tab/></text:span><text:span text:style-name="T73">Acessar o endereço do Jenkins: </text:span><text:a xlink:type="simple" xlink:href="http://localhost:8081/" text:style-name="Internet_20_link" text:visited-style-name="Visited_20_Internet_20_Link"><text:span text:style-name="T73">http://localhost:8081/</text:span></text:a></text:p>
      <text:p text:style-name="P25"><text:tab/>Selecionar a opção <text:s/>“gerenciar Jenkins”</text:p>
      <text:p text:style-name="P25"><text:tab/>Selecionar a opção <text:span text:style-name="T7">“Configurar sistema”</text:span></text:p>
      <text:p text:style-name="P26"><text:tab/>Nesta nova página devemos preencher os campos abaixo</text:p>
      <text:p text:style-name="Text_20_body"><text:span text:style-name="T69"><text:tab/></text:span><text:span text:style-name="T43">SMTP: </text:span><text:a xlink:type="simple" xlink:href="http://smtp.gmail.com/" text:style-name="Internet_20_link" text:visited-style-name="Visited_20_Internet_20_Link"><text:span text:style-name="T27">smtp.gmail.com</text:span></text:a></text:p>
      <text:p text:style-name="P55"><text:s/><text:bookmark text:name="docs-internal-guid-56a9ae7b-0150-3b32-a836-0aa61b259b57"/><text:s text:c="10"/>STM Port: 465</text:p>
      <text:p text:style-name="P55">SSL Enabled</text:p>
      <text:p text:style-name="P55"><text:s text:c="5"/>Username: memoriavirtualusp@gmail.com</text:p>
      <text:p text:style-name="P73"><text:tab/>Password: consultar gerenciador</text:p>
      <text:p text:style-name="P32"><text:s/><text:tab/>A seguir iremos mostrar <text:s/>como configurar o Jenkins para realizar a execução periódica do processo de build a partir do Jenkins e <text:s/>apresentaremos também como garantimos que este processo d econstrução do build não ocorra caso não tenham sido feitas mudanças no repositório.</text:p>
      <text:p text:style-name="P39"><text:span text:style-name="T35"><text:tab/></text:span><text:bookmark text:name="docs-internal-guid-4fb541f0-039a-8e1e-c750-59aa3839e107"/><text:span text:style-name="T33">Um ponto importante do projeto é a questão de quando devemos realizar o processo de contrução do build automáticamente.</text:span></text:p>
      <text:p text:style-name="P42"><text:tab/>Primeiramente estabelecemos que ele deverá ocorrer uma vez ao dia no período da madrugada(2 a.m) pois nesse período os integrantes do projeto já terão feito as alterações que necessárias e além disso o fluxo de acesso ao servidor é menor.</text:p>
      <text:p text:style-name="P42"><text:tab/>Porém uma questão que surge é a de caso não tenham sido feitas alterações nos arquivos do repositório esse processo de build não precisaria ocorrer já que não há alterações a seguir será explicado como garantimos a solução desta questão.</text:p>
      <text:p text:style-name="P39"/>
      <text:p text:style-name="P42"><text:tab/>Configuração do Jenkins para a execução periódica do build:</text:p>
      <text:p text:style-name="P41"><text:soft-page-break/><text:tab/><text:span text:style-name="T63">Ir em configurações do job que foi criado.</text:span></text:p>
      <text:p text:style-name="P52"><text:tab/>Ao descer a página, nas opções de “Trigger de build” devemos selecionar a opção <text:tab/>“Construir periodicamente”.</text:p>
      <text:p text:style-name="P52"><text:tab/>No campo agenda devemos inserir a linha garantindo assim que o horário proposto de construção esteja correto.</text:p>
      <text:p text:style-name="P52"><text:tab/>0 2 * * *</text:p>
      <text:p text:style-name="P38"/>
      <text:p text:style-name="P50"/>
      <table:table table:name="Tabela4" table:style-name="Tabela4">
        <table:table-column table:style-name="Tabela4.A"/>
        <table:table-row>
          <table:table-cell table:style-name="Tabela4.A1" office:value-type="string">
            <text:p text:style-name="P89"><text:s text:c="40"/><draw:frame draw:style-name="fr2" draw:name="figuras3" text:anchor-type="as-char" svg:y="-0.097cm" svg:width="16.187cm" svg:height="11.859cm" draw:z-index="14"><draw:image xlink:href="https://lh5.googleusercontent.com/MGFzObGH8VYx3Ko6ndoas42hnRkVHlR-KNIB9rIRkjiHfoyyKOvZ4SUDr71Y_kaa9IX_80RqKoW9p0ER2YHc1-RGRF8L64NFP1j4KMnuwTAGs2MccLZDo7XrNunI14VZFGuAsE4" xlink:type="simple" xlink:show="embed" xlink:actuate="onLoad"/><svg:title>trigger.png</svg:title></draw:frame> <text:s text:c="15"/></text:p>
          </table:table-cell>
        </table:table-row>
        <table:table-row>
          <table:table-cell table:style-name="Tabela4.A2" office:value-type="string">
            <text:p text:style-name="P89">Fonte : Autoria própria</text:p>
          </table:table-cell>
        </table:table-row>
      </table:table>
      <text:p text:style-name="P50"/>
      <text:p text:style-name="P41"/>
      <text:p text:style-name="P41"><text:tab/>Por fim é necessário invocar o Ant para que através do buil.xml iniciemos o processo de construção do projeto Memória Virtual, para isso os passas a seguir deverão ser seguidos:</text:p>
      <text:p text:style-name="P41"><text:soft-page-break/><text:tab/><text:span text:style-name="T72">Logo abaixo da opção “Trigger de builds” deve-se selecionar a opção “adicionar passo de build”</text:span></text:p>
      <text:p text:style-name="P53"><text:tab/>Em seguida escolher a opção Invocar Ant</text:p>
      <text:p text:style-name="P53"><text:tab/>Clicar em “Avançado”</text:p>
      <text:p text:style-name="P79"><text:span text:style-name="T30"><text:tab/>No campo “Arquivo de construção” colocar o path no qual se localiza o build.xml do módulo “memoriavirtual” em nosso caso ele se encontra em </text:span><text:span text:style-name="T57">/memoria_virtual_src/trunk/memoriavirtual</text:span> </text:p>
      <text:p text:style-name="P53"><text:tab/></text:p>
      <text:p text:style-name="P41"><text:tab/> <text:span text:style-name="T63">Salvar as mudanças.</text:span></text:p>
      <text:p text:style-name="P38"/>
      <text:p text:style-name="P76"><text:span text:style-name="T32"><text:tab/>Caso não haja alterações no repositório o trigger nao irá disparar pois utilizando o Controlador de versão SVN antes de iniciar as outras atividades agendadas no Jenkins irá ser feito uma verificação no projeto que demora alguns segundas. Será análisado se houve mudanças.Desta forma</text:span><text:span text:style-name="T55"> </text:span><text:span text:style-name="T56">impedimos que o Jenkins execute uma compilação sem alterações relevantes para commits que tenham sido feitos nos módulos.</text:span></text:p>
      <text:p text:style-name="P19"/>
      <text:p text:style-name="P19"><text:line-break/><text:span text:style-name="T62"> </text:span></text:p>
      <text:h text:style-name="P91" text:outline-level="2">Execução do processo de build do MV</text:h>
      <text:p text:style-name="P33"><text:bookmark text:name="docs-internal-guid-4fb541f0-030b-2cf5-35a5-4cb20eaf3e10"/>Construção do projeto</text:p>
      <text:p text:style-name="P45"><text:tab/>Ferramentas utilizadas: Eclipse e Ant.</text:p>
      <text:p text:style-name="P45"><text:tab/>Á seguir será apresentado o processo de build do projeto de build do projeto Memória Virtual. Inicialmente faremos uma explicação mais  ampla e em um segundo momento discutiremos mais aprofundamente cada uma das etapas.</text:p>
      <text:p text:style-name="P35"/>
      <text:p text:style-name="P48">Uma visão geral:</text:p>
      <text:p text:style-name="P35"/>
      <text:p text:style-name="P45"><text:tab/>O projeto Memória Virtual está dividido de acordo com os seguintes módulos:</text:p>
      <text:list xml:id="list5404460958349617651" text:style-name="L1">
        <text:list-item>
          <text:p text:style-name="P46">memoriavirtual</text:p>
        </text:list-item>
        <text:list-item>
          <text:p text:style-name="P46">memoriavirtualEJB</text:p>
        </text:list-item>
        <text:list-item>
          <text:p text:style-name="P46">memoriavirtualMobile</text:p>
        </text:list-item>
        <text:list-item>
          <text:p text:style-name="P44"><text:soft-page-break/>memoriavirtualWeb</text:p>
        </text:list-item>
        <text:list-item>
          <text:p text:style-name="P44">memoriavirtualWebService</text:p>
        </text:list-item>
      </text:list>
      <text:p text:style-name="P35"/>
      <text:p text:style-name="P45"><text:tab/>Excluíndo o módulo memoriavirtualMobile, todos os outros possuem um arquivo build.xml que irá coordenar o processo de construção do projeto.</text:p>
      <text:p text:style-name="P71"><text:tab/>Esses 4 build.xml criam em um diretório as pastas onde serão compilados os arquivos de código-fonte (antes de fazer isso, os arquivos já existentes serão apagados para  assim serem pegos os novos arquivos). Após feito isso, as referências são criadas. No EJB, a única referência é a do próprio GlassFish. Já no Web, além da referência ao GlasFish tem também a referência ao .jar do EJB e assim por diante. Depois das referências, ele compila o código e gera o .jar ou .war.</text:p>
      <text:p text:style-name="P45">Os builds a serem executados possuem uma hierarquia de execução e os artefatos gerados são utilizados pelos módulos anteriores.</text:p>
      <text:p text:style-name="P43"/>
      <text:p text:style-name="P43">&lt;Indicar o diagrama do build&gt;</text:p>
      <table:table table:name="Tabela2" table:style-name="Tabela2">
        <table:table-column table:style-name="Tabela2.A"/>
        <table:table-row>
          <table:table-cell table:style-name="Tabela2.A1" office:value-type="string">
            <text:p text:style-name="P90"/>
          </table:table-cell>
        </table:table-row>
        <table:table-row>
          <table:table-cell table:style-name="Tabela2.A2" office:value-type="string">
            <text:p text:style-name="P90"/>
          </table:table-cell>
        </table:table-row>
      </table:table>
      <text:p text:style-name="P43"/>
      <text:p text:style-name="P35"/>
      <text:p text:style-name="P48">Primeira etapa-módulo memóriavirtual)</text:p>
      <text:p text:style-name="P35"/>
      <text:p text:style-name="P45"><text:tab/>O módulo memóriavirtual irá invocar os build.xml dos módulos restantes na seguinte ordem: memoriavirtualEJB,memoriavirtualWeb e por fim  memoriavirtualWebService.</text:p>
      <text:p text:style-name="P45"><text:tab/>Após estas chamadas os artefados que serão gerados serão unificados no arquivo “memoriavirtual.ear”(estarão incluídos arquivos nos formatos “.jar” e ”.war”).</text:p>
      <text:p text:style-name="P45"><text:tab/>Nas próximas estapas análisaremos os módulos que estão sendo invocados nesta primeira etapa.</text:p>
      <text:p text:style-name="P35"/>
      <text:p text:style-name="P48">Segunda etapa-módulo memoriaEJB)</text:p>
      <text:p text:style-name="P35"/>
      <text:p text:style-name="P45"><text:tab/>As propriedades e diretórios a serem utilizados são indicados/criados.</text:p>
      <text:p text:style-name="P45"><text:tab/>O diretório do glassfish é indicado no arquivo build.propertie.</text:p>
      <text:p text:style-name="P43"><text:soft-page-break/><text:tab/>São executados as targets: init,compile e memJar.</text:p>
      <text:p text:style-name="P43"><text:tab/>Ao final é construído o arquivo “memoriavirtualEJB.jar’’ que será incluído no arquivo da primeira etapa “memoriavirtual.ear” .</text:p>
      <text:p text:style-name="P35"/>
      <text:p text:style-name="P48">Terceira etapa-memoriavirtualWeb)</text:p>
      <text:p text:style-name="P35"/>
      <text:p text:style-name="P45"><text:tab/>As propriedades e diretórios a serem utilizados são indicados/criados.</text:p>
      <text:p text:style-name="P45"><text:tab/>O diretório do glassfish é indicado no arquivo build.propertie.</text:p>
      <text:p text:style-name="P45"><text:tab/>São executados as targets: init,compile e memWar.</text:p>
      <text:p text:style-name="P45"><text:tab/>O arquivo “.properties” será incluído  também no aqruivo final dessa etapa.</text:p>
      <text:p text:style-name="P45"><text:tab/>Ao final é construído o arquivo memoriavirtualWeb.war que será incluído no arquivo da primeira etapa “memoriavirtual.ear”</text:p>
      <text:p text:style-name="P35"/>
      <text:p text:style-name="P48">Quarta etapa-memoriavirtualWebService)</text:p>
      <text:p text:style-name="P35"/>
      <text:p text:style-name="P45"><text:tab/>As propriedades e diretórios a serem utilizados são indicados/criados.</text:p>
      <text:p text:style-name="P45"><text:tab/>O diretório do glassfish é indicado no arquivo build.propertie.</text:p>
      <text:p text:style-name="P45"><text:tab/>São executados as targets: init,compile e memWar.</text:p>
      <text:p text:style-name="P45"><text:tab/>Ao final é construído o arquivo “memoriavirtualWebService.war’’ que será incluído no arquivo da primeira etapa “memoriavirtual.ear” .</text:p>
      <text:p text:style-name="P75"><text:span text:style-name="T31"><text:tab/></text:span><text:span text:style-name="T47">Para compilar o projeto do Web Service, é necessário um .jar da biblioteca do Base 64 encoding. Ele chama xmlsec.jar e está na pasta memoriavirtual/EarContent/META-INF/lib/. esse arquivo está referenciado no build.xml.</text:span></text:p>
      <text:p text:style-name="P35"/>
      <text:p text:style-name="P72">Análise mais aprofundada)</text:p>
      <text:p text:style-name="P35"/>
      <text:p text:style-name="P71"><text:tab/>Agora será explicado com mais detalhes e com linhas de cógido como cada etapa está disposta. Vale ressaltar que trataremos dos trechos de códigos mais relevantes no código caso essa etapa seja realizado em outros ambientes de desenvolvimentos algumas alterações deverão ser realizadas como por exemplo a alteração dos paths indicados.</text:p>
      <text:p text:style-name="P71"><text:tab/>Utilizaremos novamento o sistema de divisão por etapas (relacionadas aos módulos do projeto).</text:p>
      <text:p text:style-name="P35"><text:soft-page-break/></text:p>
      <text:p text:style-name="P72">Primeira etapa- memoriavirtual )</text:p>
      <text:p text:style-name="P69">Project: memoriavirtualEAR</text:p>
      <text:p text:style-name="P69">Target: build</text:p>
      <text:list xml:id="list3757572411574285255" text:style-name="L2">
        <text:list-header>
          <text:p text:style-name="P56">Deletar os arquivos compilados em build anteriores, tais quais: *.jar/war/ear</text:p>
          <text:p text:style-name="P56">Invocar os sub projetos memoriavirtualEJB, memoriavirtualWeb, memoriavirtualWebService</text:p>
          <text:p text:style-name="P67"><text:span text:style-name="T81">Organizar os arquivos compilados (.jar/.war) num pacote EAR, utilizando o descritor localizado em </text:span><text:span text:style-name="T83">META-INF/application.xml</text:span></text:p>
        </text:list-header>
      </text:list>
      <text:p text:style-name="P35"/>
      <text:p text:style-name="P72">Segunda etapa memoriavirtualEJB)</text:p>
      <text:p text:style-name="P69">Project: memoriavirtualEJB</text:p>
      <text:p text:style-name="P35"/>
      <text:p text:style-name="P69">Properties</text:p>
      <text:p text:style-name="P69"><text:tab/><text:span text:style-name="T63">target.jar = “.../memoriavirtualEJB/jar/target.jar”</text:span></text:p>
      <text:p text:style-name="P55"><text:tab/>ejb.dir = “.../memoriavirtualEJB/ejbModule”</text:p>
      <text:p text:style-name="P55"><text:tab/>ejb.build.classes = “.../memoriavirtualEJB/build/classes”</text:p>
      <text:p text:style-name="P35"/>
      <text:p text:style-name="P69">LoadProperties (“include”)</text:p>
      <text:p text:style-name="P69"><text:tab/><text:span text:style-name="T63">.../memoriavirtualEJB/build.properties</text:span></text:p>
      <text:p text:style-name="P35"/>
      <text:p text:style-name="P69">Incluir os arquivos .jar do GlassFish</text:p>
      <text:p text:style-name="P35"/>
      <text:p text:style-name="P69">Target: init</text:p>
      <text:p text:style-name="P35"/>
      <text:list xml:id="list2786401530604281672" text:style-name="L3">
        <text:list-header>
          <text:p text:style-name="P57">Criar diretório ../build_EJB/</text:p>
          <text:p text:style-name="P57">Excluir arquivos existentes no diretório ../build_EJB/</text:p>
          <text:p text:style-name="P57">Criar diretório ../build_EJB/classes/</text:p>
          <text:p text:style-name="P57">Criar diretório ../build_EJB/src/</text:p>
          <text:p text:style-name="P57">Copiar ../ejbModule/META-INF/ para ../build_EJB/META-INF/</text:p>
        </text:list-header>
      </text:list>
      <text:p text:style-name="P35"/>
      <text:p text:style-name="P69"><text:soft-page-break/>Target: compile (depends on init)</text:p>
      <text:list xml:id="list5747293984366860268" text:style-name="L4">
        <text:list-header>
          <text:p text:style-name="P58">Indicar o path no qual o javac irá atuar(srcdir="${ejb.dir}")</text:p>
          <text:p text:style-name="P58">Apontar o diretório de destino ../build_EJB/classes</text:p>
          <text:p text:style-name="P58">Alterar o atributo “refid” do “classpath” refid="glassfish.classpath"</text:p>
        </text:list-header>
      </text:list>
      <text:p text:style-name="P35"/>
      <text:p text:style-name="P69">Target: memJar (depends on compile)</text:p>
      <text:p text:style-name="P35"/>
      <text:list xml:id="list7214120050916569419" text:style-name="L5">
        <text:list-header>
          <text:p text:style-name="P59">Indicar o destino do jar através do atributo “destfile”(destfile="../memoriavirtualEJB.jar")</text:p>
          <text:p text:style-name="P59">Setar o diretório do agrupamento fileset "../build_EJB/classes"</text:p>
          <text:p text:style-name="P59">Indicar o diretório do “metainf” "../build_EJB/META-INF"</text:p>
          <text:p text:style-name="P59">Incluir  os arquivos "ejb-jar.xml" e "persistence.xml</text:p>
        </text:list-header>
      </text:list>
      <text:p text:style-name="P35"/>
      <text:p text:style-name="P72">Terceira etapa -memeoriavirtualWeb)</text:p>
      <text:p text:style-name="P35"/>
      <text:p text:style-name="P69">Project: memoriavirtualEJB</text:p>
      <text:p text:style-name="P35"/>
      <text:p text:style-name="P69">Properties</text:p>
      <text:p text:style-name="P70"><text:tab/><text:span text:style-name="T63">memoriavirtualWeb.war = ../memoriavirtualWeb.war</text:span></text:p>
      <text:p text:style-name="P60"><text:tab/>web.dir = src</text:p>
      <text:p text:style-name="P60"><text:tab/>web.build.classes = ../build_WEB/classes</text:p>
      <text:p text:style-name="P60"><text:tab/>web = WebContent</text:p>
      <text:p text:style-name="P60"><text:tab/>web.lib l = ${web}/WEB-INF/lib</text:p>
      <text:p text:style-name="P60"><text:tab/>web.xml = ${web}/WEB-INF/web.xml</text:p>
      <text:p text:style-name="P69"/>
      <text:p text:style-name="P69">LoadProperties (“include”)</text:p>
      <text:p text:style-name="P69"><text:tab/><text:span text:style-name="T63">srcfile="build.properties"</text:span></text:p>
      <text:p text:style-name="P55"><text:tab/>ncluir os arquivos .jar do GlassFish</text:p>
      <text:p text:style-name="P55"><text:tab/>Incluir o arquivo memoriavirtualEJB.jar do EJB.classpath</text:p>
      <text:p text:style-name="P25"/>
      <text:p text:style-name="P69"><text:soft-page-break/>Target: init</text:p>
      <text:p text:style-name="P35"/>
      <text:list xml:id="list7026360739173145279" text:style-name="L6">
        <text:list-header>
          <text:p text:style-name="P61">Criar diretório ../build_WEB/classes</text:p>
          <text:p text:style-name="P61">Criar diretório ../build_WEB/src</text:p>
          <text:p text:style-name="P61">Excluir arquivos existentes no diretório ../build_WEB</text:p>
          <text:p text:style-name="P61">Criar diretório ../build_WEB/classes</text:p>
          <text:p text:style-name="P61">Criar diretório ../build_WEB/src</text:p>
          <text:p text:style-name="P61">Copiar ${web.dir} incluindo o **/*.properties para ${web.build.classes}</text:p>
        </text:list-header>
      </text:list>
      <text:p text:style-name="P35"/>
      <text:p text:style-name="P69">Target: compile(depends on init)</text:p>
      <text:list xml:id="list5002477625616621635" text:style-name="L7">
        <text:list-header>
          <text:p text:style-name="P62">Indicar o destino do diretório em que o javac atuará srcdir=${web.dir} e o diretório de destino destdir=${web.build.classes}</text:p>
          <text:p text:style-name="P62">Alterar o atributo “refid” do “classpath” refid=glassfish.classpath e refid=EJB.classpath</text:p>
        </text:list-header>
      </text:list>
      <text:p text:style-name="P35"/>
      <text:p text:style-name="P69">Target: memWa(depends on compile)</text:p>
      <text:list xml:id="list540391524665172534" text:style-name="L8">
        <text:list-header>
          <text:p text:style-name="P63">Indicar o destino do arquivo “war” destfile = ${memoriavirtualWeb.war}</text:p>
          <text:p text:style-name="P63">Indicar ao atributo webxml = ${web.xml}</text:p>
          <text:p text:style-name="P63">Excluir os arquivos presentes no diretório de arquivo web</text:p>
          <text:p text:style-name="P63">Indicar ao diretório da  lib, dir=${web.lib}</text:p>
          <text:p text:style-name="P63">Indicar ao diretório da classes, dir=${web.build.classes}</text:p>
        </text:list-header>
      </text:list>
      <text:p text:style-name="P25"/>
      <text:p text:style-name="P72">Quarta etapa-memoriavirtualWebService)</text:p>
      <text:p text:style-name="P35"/>
      <text:p text:style-name="P69">Project: memoriavirtualWebService</text:p>
      <text:p text:style-name="P35"/>
      <text:p text:style-name="P69">Properties</text:p>
      <text:p text:style-name="P69"><text:tab/><text:span text:style-name="T70">memoriavirtualWebService.war = ../memoriavirtualWebService.war</text:span></text:p>
      <text:p text:style-name="P55"><text:tab/>ws.build.classes = ../build_WS/classes</text:p>
      <text:p text:style-name="P55"><text:soft-page-break/><text:tab/>ws.dir" location = ../build_WS/src</text:p>
      <text:p text:style-name="P55"><text:tab/>web.xml = WebContent/WEB-INF</text:p>
      <text:p text:style-name="P55"><text:tab/>web.lib = WebContent/WEB-INF/lib</text:p>
      <text:p text:style-name="P35"/>
      <text:p text:style-name="P69">LoadProperties (“include”) </text:p>
      <text:p text:style-name="P69">build.properties</text:p>
      <text:p text:style-name="P35"/>
      <text:p text:style-name="P69"><text:tab/><text:span text:style-name="T63">Incluir os arquivos .jar do GlassFish</text:span></text:p>
      <text:p text:style-name="P55"><text:tab/>Incluir o arquivo memoriavirtualEJB.jar do EJB.classpath</text:p>
      <text:p text:style-name="P55"><text:tab/>Incluir o arquivo memoriavirtualWEB.war do WEB.classpath</text:p>
      <text:p text:style-name="P55"><text:tab/><text:span text:style-name="T3">Incluir o arquivo ../memoriavirtual/META-INF/lib do <text:tab/>Base64.classpath</text:span></text:p>
      <text:p text:style-name="P55"><text:tab/>Incluir xmlsec.jar</text:p>
      <text:p text:style-name="P37"><text:line-break/><text:line-break/></text:p>
      <text:p text:style-name="P69">Target: init</text:p>
      <text:list xml:id="list7856889422830933930" text:style-name="L9">
        <text:list-header>
          <text:p text:style-name="P64">Criar diretório ./build_WS/classes</text:p>
          <text:p text:style-name="P64">Criar diretório ../build_WS/src</text:p>
          <text:p text:style-name="P64">Excluir os arquivos presentes no diretório de arquivo build</text:p>
          <text:p text:style-name="P64">Criar diretório ./build_WS/classes</text:p>
          <text:p text:style-name="P64">Criar diretório ../build_WS/src</text:p>
        </text:list-header>
      </text:list>
      <text:p text:style-name="P25"/>
      <text:p text:style-name="P69">Target: compile(depends on init)</text:p>
      <text:list xml:id="list4353029881210239636" text:style-name="L10">
        <text:list-header>
          <text:p text:style-name="P65">Indicar o destino do diretório em que o javac atuará srcdir=${ws.dir} e o diretório de destino destdir=${ws.build.classes}</text:p>
          <text:p text:style-name="P65">Alterar o atributo “refid” do “classpath” refid=glassfish.classpath,refid=EJB.classpath, refid= WEB.classpath e refid=Base64.classpath</text:p>
        </text:list-header>
      </text:list>
      <text:p text:style-name="P35"/>
      <text:p text:style-name="P69">Target: memWa(depends on compile)</text:p>
      <text:list xml:id="list6857381387985515761" text:style-name="L11">
        <text:list-header>
          <text:p text:style-name="P66">Indicar o destino do arquivo “war” destfile = ${memoriavirtualWebService.war}</text:p>
          <text:p text:style-name="P66"><text:soft-page-break/>Indicar ao atributo webxml = ${web.xml}</text:p>
          <text:p text:style-name="P66">Indicar ao diretório do arquivo, dir=${ws.build.classes}</text:p>
          <text:p text:style-name="P66">Indicar ao diretório da  lib, dir=${web.lib}</text:p>
        </text:list-header>
      </text:list>
      <text:p text:style-name="P22"><text:line-break/><text:span text:style-name="T80">5 <text:s text:c="3"/>Publicação no GlassFish </text:span></text:p>
      <text:p text:style-name="P34"><text:bookmark text:name="docs-internal-guid-4fb541f0-0323-baad-3d0d-f24d9b3be17f"/>Introdução</text:p>
      <text:p text:style-name="P45"><text:tab/>Após a execução do processo do build devemos publicar no servidor do GlassFish os arquivos que foram gerados. Assim a equipe poderá fazer um pull dos arquivos contendo o projeto com a última versão que tenha sido construída.</text:p>
      <text:p text:style-name="P80"><text:span text:style-name="T20"><text:tab/>Ferramentas necessárias:</text:span><text:span text:style-name="T53"> </text:span><text:span text:style-name="T21">Eclipse, </text:span><text:a xlink:type="simple" xlink:href="http://www.junit.org/" text:style-name="Internet_20_link" text:visited-style-name="Visited_20_Internet_20_Link"><text:span text:style-name="T22">JUnit</text:span></text:a><text:span text:style-name="T21">, </text:span><text:a xlink:type="simple" xlink:href="http://jenkins-ci.org/" text:style-name="Internet_20_link" text:visited-style-name="Visited_20_Internet_20_Link"><text:span text:style-name="T22">Jenkins</text:span></text:a><text:span text:style-name="T21">, </text:span><text:a xlink:type="simple" xlink:href="http://glassfish.java.net/" text:style-name="Internet_20_link" text:visited-style-name="Visited_20_Internet_20_Link"><text:span text:style-name="T22">GlassFish</text:span></text:a><text:span text:style-name="T21">, </text:span><text:a xlink:type="simple" xlink:href="http://ant.apache.org/" text:style-name="Internet_20_link" text:visited-style-name="Visited_20_Internet_20_Link"><text:span text:style-name="T22">Ant</text:span></text:a><text:span text:style-name="T23"> </text:span><text:span text:style-name="T21">and </text:span><text:a xlink:type="simple" xlink:href="http://www.oracle.com/technetwork/java/javase/downloads/index.html" text:style-name="Internet_20_link" text:visited-style-name="Visited_20_Internet_20_Link"><text:span text:style-name="T22">Java</text:span></text:a><text:span text:style-name="T20">.</text:span></text:p>
      <text:p text:style-name="P45"><text:tab/>Com as ferramentas instaladas passaremos então para segunda etapa.</text:p>
      <text:p text:style-name="P36"/>
      <text:p text:style-name="P45"><text:tab/>Supomos que o arquivo/projeto que irá construir o build já esteja pronto para ser utilizado nessa etapa de publicação no GlassFish.</text:p>
      <text:p text:style-name="P45"><text:tab/>Faça o build do projeto e confira se não ocorre problemas.</text:p>
      <text:p text:style-name="P43"><text:tab/></text:p>
      <text:p text:style-name="P49">Preparação para a publicação</text:p>
      <text:p text:style-name="P49"><text:tab/><text:span text:style-name="T82">Inicialmente deveremos criar um arquivo em nosso terminal que será utilizado para ser acessado. Neste arquivo será colocado os parâmetros e comandos necessários para fazermos a publicação do projeto no GlassFish.</text:span></text:p>
      <text:p text:style-name="P78"><text:span text:style-name="T14"><text:tab/>Antes de proseguirmos vale mostrar que usaremos a seguinte variável </text:span><text:span text:style-name="T48">$CAMINHO_DO_GLASSFISH</text:span><text:span text:style-name="T82"> para indicarmos o path no qual o GlassFish se encontra em nosso ambiente, no caso temos que <text:tab/></text:span><text:span text:style-name="T48">$CAMINHO_DO_GLASSFISH=/home/mvirtual/glassfish/glassfish4.1/</text:span></text:p>
      <text:p text:style-name="P74">Este path deve ser alterado caso a localização se altere.</text:p>
      <text:p text:style-name="P78"><text:span text:style-name="T68"><text:s/></text:span><text:span text:style-name="T14"><text:tab/>A seguir c</text:span><text:span text:style-name="T50">rie arquivo que irá executar o comando de deploy no glassfish</text:span></text:p>
      <text:p text:style-name="P78"><text:span text:style-name="T50"><text:tab/></text:span><text:span text:style-name="T49">nano $CAMINHO_DO_GLASSFISH/bin/deploy</text:span></text:p>
      <text:p text:style-name="P78"><text:span text:style-name="T49"><text:tab/></text:span><text:span text:style-name="T51">Inserir comando abaixo e salvar o arquivo:</text:span></text:p>
      <text:p text:style-name="P14"><text:tab/>$CAMINHO_DO_GLASSFISH/bin/asadmin --echo=true --host=localhost \--port=4949 --user=admin --passwordfile=/home/mvirtual/glassfish/glassfish4.1/bin/pass --secure=false deploy --force=true --name=mv--contextroot=/memoriavirtual <text:soft-page-break/>\/jenkins_workspace/memoria_virtual_src/trunk/memoriavirtual.ear</text:p>
      <text:p text:style-name="P54"/>
      <text:p text:style-name="P45">Esses pâmetros incluem:</text:p>
      <text:list xml:id="list3219018274125407179" text:style-name="L12">
        <text:list-item>
          <text:p text:style-name="P47">O nome do usuário</text:p>
        </text:list-item>
        <text:list-item>
          <text:p text:style-name="P47">O arquivo que possuí a senha do usuário</text:p>
        </text:list-item>
        <text:list-item>
          <text:p text:style-name="P47">A localização dos arquivos para deploy</text:p>
        </text:list-item>
        <text:list-item>
          <text:p text:style-name="P47">Entre outros</text:p>
        </text:list-item>
      </text:list>
      <text:p text:style-name="P16"><text:tab/>Após a etapa acima devemos <text:s/>criar outro arquivo que conterá a senha do admin do glassfish e será acessado através do comando criado e inserido no arquivo anterior. Esta separação entre os arquivos serve como uma forma de proeteção da senha.</text:p>
      <text:p text:style-name="P17"/>
      <text:p text:style-name="P15"><text:tab/>Crie o arquivo no terminal</text:p>
      <text:p text:style-name="P15"><text:tab/><text:span text:style-name="T63">nano $CAMINHO_DO_GLASSFISH/bin/pass</text:span></text:p>
      <text:p text:style-name="P15"><text:tab/>Acrescentar a linha e por fim salvá-lo: </text:p>
      <text:p text:style-name="P15"><text:tab/><text:span text:style-name="T63">AS_ADMIN_PASSWORD =$password</text:span></text:p>
      <text:p text:style-name="P10"><text:line-break/> <text:tab/>Deveremo agora fornecer ao <text:span text:style-name="T19">Jenkins permissão para poder executar o arquivo “deploy” e ler o arquivo “pass” criados acima.</text:span><text:span text:style-name="T51">Para isso, o jenkins será adicionado ao grupo dos dois arquivos e a permissão de grupo será definida para permitir a leitura e execução, seguindo os comandos:</text:span></text:p>
      <text:p text:style-name="P4"><text:tab/></text:p>
      <text:p text:style-name="P9"><text:span text:style-name="T51"><text:tab/></text:span><text:span text:style-name="T49">sudo usermod -a -G memoria jenkins</text:span></text:p>
      <text:p text:style-name="P14"><text:tab/>sudo chmod g+x deploy</text:p>
      <text:p text:style-name="P14"><text:tab/>sudo chmod g+r pass</text:p>
      <text:p text:style-name="P7"/>
      <text:p text:style-name="P10"><text:tab/>Os passos a seguir deverão ser realizados dentro da ferramento Jenkins, para podermos configurá-la de modo que ela execute as tarefas que descrevemos no arquivo “deploy” e realize a publicação no GlassFish.</text:p>
      <text:p text:style-name="Standard"><text:span text:style-name="T86"><text:tab/></text:span><text:span text:style-name="T73">Acessar </text:span><text:a xlink:type="simple" xlink:href="http://localhost:8081/" text:style-name="Internet_20_link" text:visited-style-name="Visited_20_Internet_20_Link"><text:span text:style-name="T73">http://localhost:8081/</text:span></text:a></text:p>
      <text:p text:style-name="P8"><text:tab/>Ir para as configurações do Job que foi criado(na tela inicial).</text:p>
      <text:p text:style-name="P8"><text:tab/></text:p>
      <text:p text:style-name="P9"><text:span text:style-name="T61"><text:tab/>Selecionar a opção “Adicionar passo de Build”</text:span></text:p>
      <text:p text:style-name="P12"><text:tab/>Em seguida escolha a opção “Executar shell”</text:p>
      <text:p text:style-name="P12"><text:tab/>No campo “comando” adicione a seguinte linha</text:p>
      <text:p text:style-name="P12"><text:tab/><text:span text:style-name="T58">$CAMINHO_DO_GLASSFISH/bin/deploy</text:span></text:p>
      <text:p text:style-name="P12"><text:span text:style-name="T58"><text:tab/></text:span><text:span text:style-name="T59">Por fim salve as configurações e teremos terminado as configurações necessárias.</text:span></text:p>
      <text:p text:style-name="P6"/>
      <text:p text:style-name="P6"/>
      <text:p text:style-name="P6">GlassFish)</text:p>
      <text:p text:style-name="P35"/>
      <text:p text:style-name="P45"><text:soft-page-break/><text:tab/>Abra o Browser do GlassFish, utilizando porta 4848(default). No lado esquerdo da </text:p>
      <text:p text:style-name="P45">janela principal.Você deverá ver seu projeto(Agora ele está publicado no GlassFish).</text:p>
      <text:p text:style-name="P45"><text:tab/>Você não tem que fazer nada no GlassFish , Jenkins e Ant tomará conta de tudo.</text:p>
      <text:p text:style-name="P35"><text:line-break/><text:span text:style-name="T84"><text:tab/></text:span></text:p>
      <text:p text:style-name="P28"/>
      <text:p text:style-name="P19"/>
      <text:p text:style-name="P28"><text:tab/></text:p>
      <text:p text:style-name="P29"/>
      <text:p text:style-name="P55"/>
      <text:p text:style-name="P68"/>
      <text:p text:style-name="P68"/>
      <text:p text:style-name="P68"/>
      <text:p text:style-name="P19"><text:line-break/><text:span text:style-name="T76"><text:tab/><text:tab/></text:span></text:p>
      <text:p text:style-name="P28"/>
      <text:p text:style-name="P19"/>
      <text:p text:style-name="P19"/>
      <text:p text:style-name="P23"/>
      <text:p text:style-name="P19"/>
      <text:p text:style-name="P19"/>
      <text:p text:style-name="P19"><text:tab/></text:p>
      <text:p text:style-name="P19"/>
      <text:p text:style-name="P19"><text:tab/></text:p>
      <text:p text:style-name="P19"/>
      <text:p text:style-name="P19"><text:tab/></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style:font-face style:name="Courier New1" svg:font-family="'Courier New'"/>
    <style:font-face style:name="OpenSymbol" svg:font-family="OpenSymbol"/>
    <style:font-face style:name="Tahoma1" svg:font-family="Tahoma"/>
    <style:font-face style:name="arial"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FreeSans1"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Meta_20_Dados" style:display-name="Meta Dados" style:family="paragraph" style:parent-style-name="Marginalia" style:class="text">
      <style:text-properties fo:color="#99ccff"/>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style:font-family-asian="'Droid Sans'" style:font-family-generic-asian="modern" style:font-pitch-asian="fixed" style:font-size-asian="10pt" style:font-name-complex="FreeSans1" style:font-family-complex="FreeSans"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roid Sans" style:font-family-asian="'Droid Sans'" style:font-family-generic-asian="modern" style:font-pitch-asian="fixed" style:font-name-complex="FreeSans1" style:font-family-complex="FreeSans"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7.006cm" fo:margin-left="0cm" fo:margin-right="-0.012cm" table:align="margins"/>
    </style:style>
    <style:style style:name="Tabela1.A" style:family="table-column">
      <style:table-column-properties style:column-width="1.771cm" style:rel-column-width="6828*"/>
    </style:style>
    <style:style style:name="Tabela1.B" style:family="table-column">
      <style:table-column-properties style:column-width="11.504cm" style:rel-column-width="44335*"/>
    </style:style>
    <style:style style:name="Tabela1.C" style:family="table-column">
      <style:table-column-properties style:column-width="3.729cm" style:rel-column-width="14372*"/>
    </style:style>
    <style:style style:name="Tabela1.1" style:family="table-row">
      <style:table-row-properties style:min-row-height="0.741cm"/>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C2" style:family="table-cell">
      <style:table-cell-properties fo:padding="0.097cm" fo:border-left="0.05pt solid #000000" fo:border-right="0.05pt solid #000000" fo:border-top="none" fo:border-bottom="0.05pt solid #000000"/>
    </style:style>
    <style:style style:name="Table6" style:family="table">
      <style:table-properties style:width="16.732cm" fo:margin-left="-0.191cm" table:align="left" style:writing-mode="lr-tb"/>
    </style:style>
    <style:style style:name="Table6.A" style:family="table-column">
      <style:table-column-properties style:column-width="5.577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none" style:writing-mode="lr-tb"/>
    </style:style>
    <style:style style:name="MP1" style:family="paragraph" style:parent-style-name="Table_20_Contents">
      <style:text-properties fo:color="#4c4c4c" fo:font-size="32pt" fo:language="pt" fo:country="BR" style:font-size-asian="28pt" style:font-size-complex="32pt"/>
    </style:style>
    <style:style style:name="MP2" style:family="paragraph" style:parent-style-name="Table_20_Contents">
      <style:text-properties fo:color="#4c4c4c" fo:font-size="10pt" fo:language="pt" fo:country="BR" style:font-size-asian="10pt" style:font-size-complex="10pt"/>
    </style:style>
    <style:style style:name="MP3" style:family="paragraph" style:parent-style-name="Table_20_Contents">
      <style:paragraph-properties fo:text-align="center" style:justify-single-word="false"/>
      <style:text-properties fo:color="#4c4c4c" fo:font-size="10pt" fo:language="pt" fo:country="BR" style:font-size-asian="10pt" style:font-size-complex="10pt"/>
    </style:style>
    <style:style style:name="MP4" style:family="paragraph" style:parent-style-name="Standard">
      <style:text-properties fo:language="pt" fo:country="BR"/>
    </style:style>
    <style:style style:name="MP5" style:family="paragraph" style:parent-style-name="Header">
      <style:text-properties fo:language="pt" fo:country="BR"/>
    </style:style>
    <style:style style:name="MP6" style:family="paragraph" style:parent-style-name="Standard">
      <style:paragraph-properties fo:margin-left="0cm" fo:margin-right="0.635cm" fo:text-indent="0cm" style:auto-text-indent="false" style:snap-to-layout-grid="false"/>
      <style:text-properties fo:font-size="10pt" fo:language="pt" fo:country="BR" style:font-size-asian="10pt" style:font-size-complex="10pt"/>
    </style:style>
    <style:style style:name="MP7" style:family="paragraph" style:parent-style-name="Text_20_body">
      <style:paragraph-properties fo:margin-left="0cm" fo:margin-right="0cm" style:line-height-at-least="0.423cm" fo:orphans="0" fo:widows="0" fo:text-indent="0cm" style:auto-text-indent="false" style:writing-mode="lr-tb"/>
      <style:text-properties fo:font-size="10pt" fo:language="pt" fo:country="BR" style:font-size-asian="10pt" style:font-size-complex="10pt"/>
    </style:style>
    <style:style style:name="MP8" style:family="paragraph" style:parent-style-name="Standard">
      <style:paragraph-properties fo:text-align="end" style:justify-single-word="false" style:snap-to-layout-grid="false"/>
    </style:style>
    <style:style style:name="MT1" style:family="text">
      <style:text-properties officeooo:rsid="0009c165"/>
    </style:style>
    <style:style style:name="MT2" style:family="text">
      <style:text-properties style:use-window-font-color="true" style:font-name="Times New Roman" style:font-name-asian="Times New Roman" style:font-name-complex="Times New Roman" style:language-complex="ar" style:country-complex="SA"/>
    </style:style>
    <style:style style:name="MT3" style:family="text">
      <style:text-properties fo:font-size="10pt" fo:language="pt" fo:country="BR" style:font-size-asian="10pt" style:font-size-complex="10pt"/>
    </style:style>
    <style:style style:name="Mfr1"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004cm" fo:margin-bottom="2.004cm" fo:margin-left="2.004cm" fo:margin-right="2.00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6">
      <number:year number:style="long"/>
    </number:date-style>
  </office:automatic-styles>
  <office:master-styles>
    <style:master-page style:name="Standard" style:page-layout-name="Mpm1">
      <style:header>
        <table:table table:name="Tabela1" table:style-name="Tabela1">
          <table:table-column table:style-name="Tabela1.A"/>
          <table:table-column table:style-name="Tabela1.B"/>
          <table:table-column table:style-name="Tabela1.C"/>
          <table:table-row table:style-name="Tabela1.1">
            <table:table-cell table:style-name="Tabela1.A1" table:number-rows-spanned="2" office:value-type="string">
              <text:p text:style-name="MP1"><draw:frame draw:style-name="Mfr1" draw:name="figura1" text:anchor-type="paragraph" svg:x="0cm" svg:width="1.512cm" svg:height="1.266cm" draw:z-index="15"><draw:image xlink:href="Pictures/1000020100000082000000820E7EC72C.png" xlink:type="simple" xlink:show="embed" xlink:actuate="onLoad"/></draw:frame></text:p>
            </table:table-cell>
            <table:table-cell table:style-name="Tabela1.A1" table:number-rows-spanned="2" office:value-type="string">
              <text:p text:style-name="MP2"/>
              <text:p text:style-name="MP3">Manual de <text:span text:style-name="MT1">Integração Contínua</text:span></text:p>
            </table:table-cell>
            <table:table-cell table:style-name="Tabela1.C1" office:value-type="string">
              <text:p text:style-name="MP2">Versão do Documento: <text:span text:style-name="MT1">1</text:span>.0</text:p>
            </table:table-cell>
          </table:table-row>
          <table:table-row>
            <table:covered-table-cell/>
            <table:covered-table-cell/>
            <table:table-cell table:style-name="Tabela1.C2" office:value-type="string">
              <text:p text:style-name="MP2">Data: 28/04/2015</text:p>
            </table:table-cell>
          </table:table-row>
        </table:table>
        <text:p text:style-name="MP5"/>
      </style:header>
      <style:footer>
        <table:table table:name="Table6" table:style-name="Table6">
          <table:table-column table:style-name="Table6.A" table:number-columns-repeated="3"/>
          <table:table-row table:style-name="Table6.1">
            <table:table-cell table:style-name="Table6.A1" office:value-type="string">
              <text:p text:style-name="MP6">Aberto</text:p>
            </table:table-cell>
            <table:table-cell table:style-name="Table6.A1" office:value-type="string">
              <text:p text:style-name="MP7"><text:span text:style-name="MT2">ICMC-USP</text:span>, <text:date style:data-style-name="N106" text:date-value="2015-08-26T16:44:11.581481611">2015</text:date></text:p>
            </table:table-cell>
            <table:table-cell table:style-name="Table6.A1" office:value-type="string">
              <text:p text:style-name="MP8"><text:span text:style-name="MT3">Página </text:span><text:span text:style-name="Page_20_Number"><text:span text:style-name="MT3"><text:page-number text:select-page="current">4</text:page-number></text:span></text:span></text:p>
            </table:table-cell>
          </table:table-row>
        </table:table>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8T13:52:04.60</meta:creation-date>
    <meta:editing-duration>PT10H33M25S</meta:editing-duration>
    <meta:editing-cycles>13</meta:editing-cycles>
    <meta:generator>LibreOffice/4.4.2.2$Linux_X86_64 LibreOffice_project/40m0$Build-2</meta:generator>
    <dc:date>2015-08-26T16:44:11.521180098</dc:date>
    <meta:document-statistic meta:table-count="5" meta:image-count="2" meta:object-count="0" meta:page-count="15" meta:paragraph-count="270" meta:word-count="2535" meta:character-count="18393" meta:non-whitespace-character-count="15831"/>
  </office:meta>
</office:document-meta>
</file>